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15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37583333333333cm"/>
    </style:style>
    <style:style style:name="co2" style:family="table-column">
      <style:table-column-properties fo:break-before="auto" style:column-width="5.74145833333333cm"/>
    </style:style>
    <style:style style:name="co3" style:family="table-column">
      <style:table-column-properties fo:break-before="auto" style:column-width="1.79916666666667cm"/>
    </style:style>
    <style:style style:name="co4" style:family="table-column">
      <style:table-column-properties fo:break-before="auto" style:column-width="1.95791666666667cm"/>
    </style:style>
    <style:style style:name="co5" style:family="table-column">
      <style:table-column-properties fo:break-before="auto" style:column-width="1.40229166666667cm"/>
    </style:style>
    <style:style style:name="co6" style:family="table-column">
      <style:table-column-properties fo:break-before="auto" style:column-width="1.56104166666667cm"/>
    </style:style>
    <style:style style:name="co7" style:family="table-column">
      <style:table-column-properties fo:break-before="auto" style:column-width="1.45520833333333cm"/>
    </style:style>
    <style:style style:name="co8" style:family="table-column">
      <style:table-column-properties fo:break-before="auto" style:column-width="1.87854166666667cm"/>
    </style:style>
    <style:style style:name="co9" style:family="table-column">
      <style:table-column-properties fo:break-before="auto" style:column-width="1.349375cm"/>
    </style:style>
    <style:style style:name="co10" style:family="table-column">
      <style:table-column-properties fo:break-before="auto" style:column-width="2.4606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pt" style:use-optimal-row-height="true" fo:break-before="auto"/>
    </style:style>
    <style:style style:name="ro3" style:family="table-row">
      <style:table-row-properties style:row-height="13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Info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General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1">
            <text:p>Name</text:p>
          </table:table-cell>
          <table:table-cell office:value-type="string" table:style-name="ce1">
            <text:p>BaseModel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Description</text:p>
          </table:table-cell>
          <table:table-cell office:value-type="string" table:style-name="ce1">
            <text:p>Base Synechocystis model with 4 irreversible reactions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Organism</text:p>
          </table:table-cell>
          <table:table-cell office:value-type="string" table:style-name="ce1">
            <text:p>Synechocystis sp. PCC 6803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Units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1">
            <text:p>Km</text:p>
          </table:table-cell>
          <table:table-cell office:value-type="string" table:style-name="ce1">
            <text:p>g/L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kcat</text:p>
          </table:table-cell>
          <table:table-cell office:value-type="string" table:style-name="ce1">
            <text:p>1/h ([mass of products]/[mass of protein]/h)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rho</text:p>
          </table:table-cell>
          <table:table-cell office:value-type="string" table:style-name="ce1">
            <text:p>g/L</text:p>
          </table:table-cell>
          <table:table-cell table:number-columns-repeated="16381"/>
        </table:table-row>
        <table:table-row table:number-rows-repeated="3" table:style-name="ro2">
          <table:table-cell table:number-columns-repeated="16384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M" table:style-name="ta1">
        <table:table-column table:style-name="co1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16379" table:default-cell-style-name="ce1"/>
        <table:table-row table:style-name="ro2">
          <table:table-cell table:style-name="ce2"/>
          <table:table-cell office:value-type="string" table:style-name="ce2">
            <text:p>S</text:p>
          </table:table-cell>
          <table:table-cell office:value-type="string" table:style-name="ce2">
            <text:p>PSU</text:p>
          </table:table-cell>
          <table:table-cell office:value-type="string" table:style-name="ce2">
            <text:p>Met</text:p>
          </table:table-cell>
          <table:table-cell office:value-type="string" table:style-name="ce2">
            <text:p>Ribosome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x_C</text:p>
          </table:table-cell>
          <table:table-cell office:value-type="float" office:value="-0.98130841121495305" table:style-name="ce1">
            <text:p>-0,9813084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x_PSU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0.8" table:style-name="ce1">
            <text:p>-0,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e</text:p>
          </table:table-cell>
          <table:table-cell office:value-type="float" office:value="-1.86915887850467E-2" table:style-name="ce1">
            <text:p>-0,018691589</text:p>
          </table:table-cell>
          <table:table-cell office:value-type="float" office:value="1" table:style-name="ce1">
            <text:p>1</text:p>
          </table:table-cell>
          <table:table-cell office:value-type="float" office:value="-0.2" table:style-name="ce1">
            <text:p>-0,2</text:p>
          </table:table-cell>
          <table:table-cell office:value-type="float" office:value="-2.2222222222222199E-2" table:style-name="ce1">
            <text:p>-0,022222222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0.97777777777777797" table:style-name="ce1">
            <text:p>-0,977777778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Protei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number-rows-repeated="1048569" table:style-name="ro1">
          <table:table-cell table:number-columns-repeated="16384"/>
        </table:table-row>
      </table:table>
      <table:table table:name="K" table:style-name="ta1">
        <table:table-column table:style-name="co1" table:default-cell-style-name="ce1"/>
        <table:table-column table:style-name="co3" table:default-cell-style-name="ce1"/>
        <table:table-column table:style-name="co6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9" table:default-cell-style-name="ce1"/>
        <table:table-row table:style-name="ro2">
          <table:table-cell table:style-name="ce2"/>
          <table:table-cell office:value-type="string" table:style-name="ce2">
            <text:p>S</text:p>
          </table:table-cell>
          <table:table-cell office:value-type="string" table:style-name="ce2">
            <text:p>PSU</text:p>
          </table:table-cell>
          <table:table-cell office:value-type="string" table:style-name="ce2">
            <text:p>Met</text:p>
          </table:table-cell>
          <table:table-cell office:value-type="string" table:style-name="ce2">
            <text:p>Ribosome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x_C</text:p>
          </table:table-cell>
          <table:table-cell office:value-type="float" office:value="7.8750000000000001E-4" table:style-name="ce2">
            <text:p>0,000787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x_PSU</text:p>
          </table:table-cell>
          <table:table-cell office:value-type="float" office:value="0" table:style-name="ce2">
            <text:p>0</text:p>
          </table:table-cell>
          <table:table-cell office:value-type="float" office:value="440" table:style-name="ce3">
            <text:p>4,40E+0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.4799999999999996E-3" table:style-name="ce2">
            <text:p>0,00648</text:p>
          </table:table-cell>
          <table:table-cell office:value-type="float" office:value="0" table:style-name="ce2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e</text:p>
          </table:table-cell>
          <table:table-cell office:value-type="float" office:value="7.4099999999999998E-7" table:style-name="ce2">
            <text:p>0,000000741</text:p>
          </table:table-cell>
          <table:table-cell office:value-type="float" office:value="0" table:style-name="ce2">
            <text:p>0</text:p>
          </table:table-cell>
          <table:table-cell office:value-type="float" office:value="7.4099999999999998E-7" table:style-name="ce2">
            <text:p>0,000000741</text:p>
          </table:table-cell>
          <table:table-cell office:value-type="float" office:value="7.4099999999999998E-7" table:style-name="ce2">
            <text:p>0,000000741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A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9.7812000000000005E-5" table:style-name="ce2">
            <text:p>0,000097812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Protein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9"/>
        </table:table-row>
        <table:table-row table:number-rows-repeated="1048569" table:style-name="ro3">
          <table:table-cell table:number-columns-repeated="16384"/>
        </table:table-row>
      </table:table>
      <table:table table:name="KI" table:style-name="ta2">
        <table:table-column table:style-name="co1" table:default-cell-style-name="ce1"/>
        <table:table-column table:style-name="co7" table:number-columns-repeated="16383" table:default-cell-style-name="ce1"/>
        <table:table-row table:style-name="ro2">
          <table:table-cell table:style-name="ce2"/>
          <table:table-cell office:value-type="string" table:style-name="ce2">
            <text:p>S</text:p>
          </table:table-cell>
          <table:table-cell office:value-type="string" table:style-name="ce2">
            <text:p>PSU</text:p>
          </table:table-cell>
          <table:table-cell office:value-type="string" table:style-name="ce2">
            <text:p>Met</text:p>
          </table:table-cell>
          <table:table-cell office:value-type="string" table:style-name="ce2">
            <text:p>Ribosome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x_C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x_PSU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7" table:style-name="ce2">
            <text:p>47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e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A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Protein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9"/>
        </table:table-row>
        <table:table-row table:number-rows-repeated="1048569" table:style-name="ro3">
          <table:table-cell table:number-columns-repeated="16384"/>
        </table:table-row>
      </table:table>
      <table:table table:name="kcat" table:style-name="ta1">
        <table:table-column table:style-name="co7" table:default-cell-style-name="ce2"/>
        <table:table-column table:style-name="co8" table:default-cell-style-name="ce2"/>
        <table:table-column table:style-name="co6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16379" table:default-cell-style-name="Default_1"/>
        <table:table-row table:style-name="ro2">
          <table:table-cell table:style-name="ce2"/>
          <table:table-cell office:value-type="string" table:style-name="ce2">
            <text:p>S</text:p>
          </table:table-cell>
          <table:table-cell office:value-type="string" table:style-name="ce2">
            <text:p>PSU</text:p>
          </table:table-cell>
          <table:table-cell office:value-type="string" table:style-name="ce2">
            <text:p>Met</text:p>
          </table:table-cell>
          <table:table-cell office:value-type="string" table:style-name="ce2">
            <text:p>Ribosome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2">
            <text:p>kcat_f</text:p>
          </table:table-cell>
          <table:table-cell office:value-type="float" office:value="8.4339999999999993" table:style-name="ce2">
            <text:p>8,434</text:p>
          </table:table-cell>
          <table:table-cell office:value-type="float" office:value="8.4699999999999998E-2" table:style-name="ce2">
            <text:p>0,0847</text:p>
          </table:table-cell>
          <table:table-cell office:value-type="float" office:value="0.79400000000000004" table:style-name="ce2">
            <text:p>0,794</text:p>
          </table:table-cell>
          <table:table-cell office:value-type="float" office:value="4.55" table:style-name="ce2">
            <text:p>4,55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kcat_b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9"/>
        </table:table-row>
        <table:table-row table:number-rows-repeated="1048573" table:style-name="ro1">
          <table:table-cell table:number-columns-repeated="16384"/>
        </table:table-row>
      </table:table>
      <table:table table:name="conditions" table:style-name="ta1">
        <table:table-column table:style-name="co9" table:default-cell-style-name="ce2"/>
        <table:table-column table:style-name="co10" table:default-cell-style-name="ce2"/>
        <table:table-column table:style-name="co9" table:number-columns-repeated="4" table:default-cell-style-name="ce2"/>
        <table:table-column table:style-name="co1" table:number-columns-repeated="16378" table:default-cell-style-name="ce1"/>
        <table:table-row table:style-name="ro2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17" table:style-name="ce2">
            <text:p>17</text:p>
          </table:table-cell>
          <table:table-cell office:value-type="float" office:value="18" table:style-name="ce2">
            <text:p>18</text:p>
          </table:table-cell>
          <table:table-cell office:value-type="float" office:value="19" table:style-name="ce2">
            <text:p>19</text:p>
          </table:table-cell>
          <table:table-cell office:value-type="float" office:value="20" table:style-name="ce2">
            <text:p>20</text:p>
          </table:table-cell>
          <table:table-cell office:value-type="float" office:value="21" table:style-name="ce2">
            <text:p>21</text:p>
          </table:table-cell>
          <table:table-cell office:value-type="float" office:value="22" table:style-name="ce2">
            <text:p>22</text:p>
          </table:table-cell>
          <table:table-cell office:value-type="float" office:value="23" table:style-name="ce2">
            <text:p>23</text:p>
          </table:table-cell>
          <table:table-cell office:value-type="float" office:value="24" table:style-name="ce2">
            <text:p>24</text:p>
          </table:table-cell>
          <table:table-cell office:value-type="float" office:value="25" table:style-name="ce2">
            <text:p>25</text:p>
          </table:table-cell>
          <table:table-cell office:value-type="float" office:value="26" table:style-name="ce2">
            <text:p>26</text:p>
          </table:table-cell>
          <table:table-cell office:value-type="float" office:value="27" table:style-name="ce2">
            <text:p>27</text:p>
          </table:table-cell>
          <table:table-cell office:value-type="float" office:value="28" table:style-name="ce2">
            <text:p>28</text:p>
          </table:table-cell>
          <table:table-cell office:value-type="float" office:value="29" table:style-name="ce2">
            <text:p>29</text:p>
          </table:table-cell>
          <table:table-cell office:value-type="float" office:value="30" table:style-name="ce2">
            <text:p>30</text:p>
          </table:table-cell>
          <table:table-cell office:value-type="float" office:value="31" table:style-name="ce2">
            <text:p>31</text:p>
          </table:table-cell>
          <table:table-cell office:value-type="float" office:value="32" table:style-name="ce2">
            <text:p>32</text:p>
          </table:table-cell>
          <table:table-cell office:value-type="float" office:value="33" table:style-name="ce2">
            <text:p>33</text:p>
          </table:table-cell>
          <table:table-cell office:value-type="float" office:value="34" table:style-name="ce2">
            <text:p>34</text:p>
          </table:table-cell>
          <table:table-cell office:value-type="float" office:value="35" table:style-name="ce2">
            <text:p>35</text:p>
          </table:table-cell>
          <table:table-cell office:value-type="float" office:value="36" table:style-name="ce2">
            <text:p>36</text:p>
          </table:table-cell>
          <table:table-cell office:value-type="float" office:value="37" table:style-name="ce2">
            <text:p>37</text:p>
          </table:table-cell>
          <table:table-cell office:value-type="float" office:value="38" table:style-name="ce2">
            <text:p>38</text:p>
          </table:table-cell>
          <table:table-cell office:value-type="float" office:value="39" table:style-name="ce2">
            <text:p>39</text:p>
          </table:table-cell>
          <table:table-cell office:value-type="float" office:value="40" table:style-name="ce2">
            <text:p>40</text:p>
          </table:table-cell>
          <table:table-cell office:value-type="float" office:value="41" table:style-name="ce2">
            <text:p>41</text:p>
          </table:table-cell>
          <table:table-cell office:value-type="float" office:value="42" table:style-name="ce2">
            <text:p>42</text:p>
          </table:table-cell>
          <table:table-cell office:value-type="float" office:value="43" table:style-name="ce2">
            <text:p>43</text:p>
          </table:table-cell>
          <table:table-cell office:value-type="float" office:value="44" table:style-name="ce2">
            <text:p>44</text:p>
          </table:table-cell>
          <table:table-cell office:value-type="float" office:value="45" table:style-name="ce2">
            <text:p>45</text:p>
          </table:table-cell>
          <table:table-cell office:value-type="float" office:value="46" table:style-name="ce2">
            <text:p>46</text:p>
          </table:table-cell>
          <table:table-cell office:value-type="float" office:value="47" table:style-name="ce2">
            <text:p>47</text:p>
          </table:table-cell>
          <table:table-cell office:value-type="float" office:value="48" table:style-name="ce2">
            <text:p>48</text:p>
          </table:table-cell>
          <table:table-cell office:value-type="float" office:value="49" table:style-name="ce2">
            <text:p>49</text:p>
          </table:table-cell>
          <table:table-cell office:value-type="float" office:value="50" table:style-name="ce2">
            <text:p>50</text:p>
          </table:table-cell>
          <table:table-cell office:value-type="float" office:value="51" table:style-name="ce2">
            <text:p>51</text:p>
          </table:table-cell>
          <table:table-cell office:value-type="float" office:value="52" table:style-name="ce2">
            <text:p>52</text:p>
          </table:table-cell>
          <table:table-cell office:value-type="float" office:value="53" table:style-name="ce2">
            <text:p>53</text:p>
          </table:table-cell>
          <table:table-cell office:value-type="float" office:value="54" table:style-name="ce2">
            <text:p>54</text:p>
          </table:table-cell>
          <table:table-cell office:value-type="float" office:value="55" table:style-name="ce2">
            <text:p>55</text:p>
          </table:table-cell>
          <table:table-cell office:value-type="float" office:value="56" table:style-name="ce2">
            <text:p>56</text:p>
          </table:table-cell>
          <table:table-cell office:value-type="float" office:value="57" table:style-name="ce2">
            <text:p>57</text:p>
          </table:table-cell>
          <table:table-cell office:value-type="float" office:value="58" table:style-name="ce2">
            <text:p>58</text:p>
          </table:table-cell>
          <table:table-cell office:value-type="float" office:value="59" table:style-name="ce2">
            <text:p>59</text:p>
          </table:table-cell>
          <table:table-cell office:value-type="float" office:value="60" table:style-name="ce2">
            <text:p>60</text:p>
          </table:table-cell>
          <table:table-cell office:value-type="float" office:value="61" table:style-name="ce2">
            <text:p>61</text:p>
          </table:table-cell>
          <table:table-cell office:value-type="float" office:value="62" table:style-name="ce2">
            <text:p>62</text:p>
          </table:table-cell>
          <table:table-cell office:value-type="float" office:value="63" table:style-name="ce2">
            <text:p>63</text:p>
          </table:table-cell>
          <table:table-cell office:value-type="float" office:value="64" table:style-name="ce2">
            <text:p>64</text:p>
          </table:table-cell>
          <table:table-cell office:value-type="float" office:value="65" table:style-name="ce2">
            <text:p>65</text:p>
          </table:table-cell>
          <table:table-cell office:value-type="float" office:value="66" table:style-name="ce2">
            <text:p>66</text:p>
          </table:table-cell>
          <table:table-cell office:value-type="float" office:value="67" table:style-name="ce2">
            <text:p>67</text:p>
          </table:table-cell>
          <table:table-cell office:value-type="float" office:value="68" table:style-name="ce2">
            <text:p>68</text:p>
          </table:table-cell>
          <table:table-cell office:value-type="float" office:value="69" table:style-name="ce2">
            <text:p>69</text:p>
          </table:table-cell>
          <table:table-cell office:value-type="float" office:value="70" table:style-name="ce2">
            <text:p>70</text:p>
          </table:table-cell>
          <table:table-cell office:value-type="float" office:value="71" table:style-name="ce2">
            <text:p>71</text:p>
          </table:table-cell>
          <table:table-cell office:value-type="float" office:value="72" table:style-name="ce2">
            <text:p>72</text:p>
          </table:table-cell>
          <table:table-cell office:value-type="float" office:value="73" table:style-name="ce2">
            <text:p>73</text:p>
          </table:table-cell>
          <table:table-cell office:value-type="float" office:value="74" table:style-name="ce2">
            <text:p>74</text:p>
          </table:table-cell>
          <table:table-cell office:value-type="float" office:value="75" table:style-name="ce2">
            <text:p>75</text:p>
          </table:table-cell>
          <table:table-cell office:value-type="float" office:value="76" table:style-name="ce2">
            <text:p>76</text:p>
          </table:table-cell>
          <table:table-cell office:value-type="float" office:value="77" table:style-name="ce2">
            <text:p>77</text:p>
          </table:table-cell>
          <table:table-cell office:value-type="float" office:value="78" table:style-name="ce2">
            <text:p>78</text:p>
          </table:table-cell>
          <table:table-cell office:value-type="float" office:value="79" table:style-name="ce2">
            <text:p>79</text:p>
          </table:table-cell>
          <table:table-cell office:value-type="float" office:value="80" table:style-name="ce2">
            <text:p>80</text:p>
          </table:table-cell>
          <table:table-cell office:value-type="float" office:value="81" table:style-name="ce2">
            <text:p>81</text:p>
          </table:table-cell>
          <table:table-cell office:value-type="float" office:value="82" table:style-name="ce2">
            <text:p>82</text:p>
          </table:table-cell>
          <table:table-cell office:value-type="float" office:value="83" table:style-name="ce2">
            <text:p>83</text:p>
          </table:table-cell>
          <table:table-cell office:value-type="float" office:value="84" table:style-name="ce2">
            <text:p>84</text:p>
          </table:table-cell>
          <table:table-cell office:value-type="float" office:value="85" table:style-name="ce2">
            <text:p>85</text:p>
          </table:table-cell>
          <table:table-cell office:value-type="float" office:value="86" table:style-name="ce2">
            <text:p>86</text:p>
          </table:table-cell>
          <table:table-cell office:value-type="float" office:value="87" table:style-name="ce2">
            <text:p>87</text:p>
          </table:table-cell>
          <table:table-cell office:value-type="float" office:value="88" table:style-name="ce2">
            <text:p>88</text:p>
          </table:table-cell>
          <table:table-cell office:value-type="float" office:value="89" table:style-name="ce2">
            <text:p>89</text:p>
          </table:table-cell>
          <table:table-cell office:value-type="float" office:value="90" table:style-name="ce2">
            <text:p>90</text:p>
          </table:table-cell>
          <table:table-cell office:value-type="float" office:value="91" table:style-name="ce2">
            <text:p>91</text:p>
          </table:table-cell>
          <table:table-cell office:value-type="float" office:value="92" table:style-name="ce2">
            <text:p>92</text:p>
          </table:table-cell>
          <table:table-cell office:value-type="float" office:value="93" table:style-name="ce2">
            <text:p>93</text:p>
          </table:table-cell>
          <table:table-cell office:value-type="float" office:value="94" table:style-name="ce2">
            <text:p>94</text:p>
          </table:table-cell>
          <table:table-cell office:value-type="float" office:value="95" table:style-name="ce2">
            <text:p>95</text:p>
          </table:table-cell>
          <table:table-cell office:value-type="float" office:value="96" table:style-name="ce2">
            <text:p>96</text:p>
          </table:table-cell>
          <table:table-cell office:value-type="float" office:value="97" table:style-name="ce2">
            <text:p>97</text:p>
          </table:table-cell>
          <table:table-cell office:value-type="float" office:value="98" table:style-name="ce2">
            <text:p>98</text:p>
          </table:table-cell>
          <table:table-cell office:value-type="float" office:value="99" table:style-name="ce2">
            <text:p>99</text:p>
          </table:table-cell>
          <table:table-cell office:value-type="float" office:value="100" table:style-name="ce2">
            <text:p>100</text:p>
          </table:table-cell>
          <table:table-cell office:value-type="float" office:value="101" table:style-name="ce2">
            <text:p>101</text:p>
          </table:table-cell>
          <table:table-cell office:value-type="float" office:value="102" table:style-name="ce2">
            <text:p>102</text:p>
          </table:table-cell>
          <table:table-cell office:value-type="float" office:value="103" table:style-name="ce2">
            <text:p>103</text:p>
          </table:table-cell>
          <table:table-cell office:value-type="float" office:value="104" table:style-name="ce2">
            <text:p>104</text:p>
          </table:table-cell>
          <table:table-cell office:value-type="float" office:value="105" table:style-name="ce2">
            <text:p>105</text:p>
          </table:table-cell>
          <table:table-cell office:value-type="float" office:value="106" table:style-name="ce2">
            <text:p>106</text:p>
          </table:table-cell>
          <table:table-cell office:value-type="float" office:value="107" table:style-name="ce2">
            <text:p>107</text:p>
          </table:table-cell>
          <table:table-cell office:value-type="float" office:value="108" table:style-name="ce2">
            <text:p>108</text:p>
          </table:table-cell>
          <table:table-cell office:value-type="float" office:value="109" table:style-name="ce2">
            <text:p>109</text:p>
          </table:table-cell>
          <table:table-cell office:value-type="float" office:value="110" table:style-name="ce2">
            <text:p>110</text:p>
          </table:table-cell>
          <table:table-cell office:value-type="float" office:value="111" table:style-name="ce2">
            <text:p>111</text:p>
          </table:table-cell>
          <table:table-cell office:value-type="float" office:value="112" table:style-name="ce2">
            <text:p>112</text:p>
          </table:table-cell>
          <table:table-cell office:value-type="float" office:value="113" table:style-name="ce2">
            <text:p>113</text:p>
          </table:table-cell>
          <table:table-cell office:value-type="float" office:value="114" table:style-name="ce2">
            <text:p>114</text:p>
          </table:table-cell>
          <table:table-cell office:value-type="float" office:value="115" table:style-name="ce2">
            <text:p>115</text:p>
          </table:table-cell>
          <table:table-cell office:value-type="float" office:value="116" table:style-name="ce2">
            <text:p>116</text:p>
          </table:table-cell>
          <table:table-cell office:value-type="float" office:value="117" table:style-name="ce2">
            <text:p>117</text:p>
          </table:table-cell>
          <table:table-cell office:value-type="float" office:value="118" table:style-name="ce2">
            <text:p>118</text:p>
          </table:table-cell>
          <table:table-cell office:value-type="float" office:value="119" table:style-name="ce2">
            <text:p>119</text:p>
          </table:table-cell>
          <table:table-cell office:value-type="float" office:value="120" table:style-name="ce2">
            <text:p>120</text:p>
          </table:table-cell>
          <table:table-cell office:value-type="float" office:value="121" table:style-name="ce2">
            <text:p>121</text:p>
          </table:table-cell>
          <table:table-cell office:value-type="float" office:value="122" table:style-name="ce2">
            <text:p>122</text:p>
          </table:table-cell>
          <table:table-cell office:value-type="float" office:value="123" table:style-name="ce2">
            <text:p>123</text:p>
          </table:table-cell>
          <table:table-cell office:value-type="float" office:value="124" table:style-name="ce2">
            <text:p>124</text:p>
          </table:table-cell>
          <table:table-cell office:value-type="float" office:value="125" table:style-name="ce2">
            <text:p>125</text:p>
          </table:table-cell>
          <table:table-cell office:value-type="float" office:value="126" table:style-name="ce2">
            <text:p>126</text:p>
          </table:table-cell>
          <table:table-cell office:value-type="float" office:value="127" table:style-name="ce2">
            <text:p>127</text:p>
          </table:table-cell>
          <table:table-cell office:value-type="float" office:value="128" table:style-name="ce2">
            <text:p>128</text:p>
          </table:table-cell>
          <table:table-cell office:value-type="float" office:value="129" table:style-name="ce2">
            <text:p>129</text:p>
          </table:table-cell>
          <table:table-cell office:value-type="float" office:value="130" table:style-name="ce2">
            <text:p>130</text:p>
          </table:table-cell>
          <table:table-cell office:value-type="float" office:value="131" table:style-name="ce2">
            <text:p>131</text:p>
          </table:table-cell>
          <table:table-cell office:value-type="float" office:value="132" table:style-name="ce2">
            <text:p>132</text:p>
          </table:table-cell>
          <table:table-cell office:value-type="float" office:value="133" table:style-name="ce2">
            <text:p>133</text:p>
          </table:table-cell>
          <table:table-cell office:value-type="float" office:value="134" table:style-name="ce2">
            <text:p>134</text:p>
          </table:table-cell>
          <table:table-cell office:value-type="float" office:value="135" table:style-name="ce2">
            <text:p>135</text:p>
          </table:table-cell>
          <table:table-cell office:value-type="float" office:value="136" table:style-name="ce2">
            <text:p>136</text:p>
          </table:table-cell>
          <table:table-cell office:value-type="float" office:value="137" table:style-name="ce2">
            <text:p>137</text:p>
          </table:table-cell>
          <table:table-cell office:value-type="float" office:value="138" table:style-name="ce2">
            <text:p>138</text:p>
          </table:table-cell>
          <table:table-cell office:value-type="float" office:value="139" table:style-name="ce2">
            <text:p>139</text:p>
          </table:table-cell>
          <table:table-cell office:value-type="float" office:value="140" table:style-name="ce2">
            <text:p>140</text:p>
          </table:table-cell>
          <table:table-cell office:value-type="float" office:value="141" table:style-name="ce2">
            <text:p>141</text:p>
          </table:table-cell>
          <table:table-cell office:value-type="float" office:value="142" table:style-name="ce2">
            <text:p>142</text:p>
          </table:table-cell>
          <table:table-cell office:value-type="float" office:value="143" table:style-name="ce2">
            <text:p>143</text:p>
          </table:table-cell>
          <table:table-cell office:value-type="float" office:value="144" table:style-name="ce2">
            <text:p>144</text:p>
          </table:table-cell>
          <table:table-cell office:value-type="float" office:value="145" table:style-name="ce2">
            <text:p>145</text:p>
          </table:table-cell>
          <table:table-cell office:value-type="float" office:value="146" table:style-name="ce2">
            <text:p>146</text:p>
          </table:table-cell>
          <table:table-cell office:value-type="float" office:value="147" table:style-name="ce2">
            <text:p>147</text:p>
          </table:table-cell>
          <table:table-cell office:value-type="float" office:value="148" table:style-name="ce2">
            <text:p>148</text:p>
          </table:table-cell>
          <table:table-cell office:value-type="float" office:value="149" table:style-name="ce2">
            <text:p>149</text:p>
          </table:table-cell>
          <table:table-cell office:value-type="float" office:value="150" table:style-name="ce2">
            <text:p>150</text:p>
          </table:table-cell>
          <table:table-cell office:value-type="float" office:value="151" table:style-name="ce2">
            <text:p>151</text:p>
          </table:table-cell>
          <table:table-cell office:value-type="float" office:value="152" table:style-name="ce2">
            <text:p>152</text:p>
          </table:table-cell>
          <table:table-cell office:value-type="float" office:value="153" table:style-name="ce2">
            <text:p>153</text:p>
          </table:table-cell>
          <table:table-cell office:value-type="float" office:value="154" table:style-name="ce2">
            <text:p>154</text:p>
          </table:table-cell>
          <table:table-cell office:value-type="float" office:value="155" table:style-name="ce2">
            <text:p>155</text:p>
          </table:table-cell>
          <table:table-cell office:value-type="float" office:value="156" table:style-name="ce2">
            <text:p>156</text:p>
          </table:table-cell>
          <table:table-cell office:value-type="float" office:value="157" table:style-name="ce2">
            <text:p>157</text:p>
          </table:table-cell>
          <table:table-cell office:value-type="float" office:value="158" table:style-name="ce2">
            <text:p>158</text:p>
          </table:table-cell>
          <table:table-cell office:value-type="float" office:value="159" table:style-name="ce2">
            <text:p>159</text:p>
          </table:table-cell>
          <table:table-cell office:value-type="float" office:value="160" table:style-name="ce2">
            <text:p>160</text:p>
          </table:table-cell>
          <table:table-cell office:value-type="float" office:value="161" table:style-name="ce2">
            <text:p>161</text:p>
          </table:table-cell>
          <table:table-cell office:value-type="float" office:value="162" table:style-name="ce2">
            <text:p>162</text:p>
          </table:table-cell>
          <table:table-cell office:value-type="float" office:value="163" table:style-name="ce2">
            <text:p>163</text:p>
          </table:table-cell>
          <table:table-cell office:value-type="float" office:value="164" table:style-name="ce2">
            <text:p>164</text:p>
          </table:table-cell>
          <table:table-cell office:value-type="float" office:value="165" table:style-name="ce2">
            <text:p>165</text:p>
          </table:table-cell>
          <table:table-cell office:value-type="float" office:value="166" table:style-name="ce2">
            <text:p>166</text:p>
          </table:table-cell>
          <table:table-cell office:value-type="float" office:value="167" table:style-name="ce2">
            <text:p>167</text:p>
          </table:table-cell>
          <table:table-cell office:value-type="float" office:value="168" table:style-name="ce2">
            <text:p>168</text:p>
          </table:table-cell>
          <table:table-cell office:value-type="float" office:value="169" table:style-name="ce2">
            <text:p>169</text:p>
          </table:table-cell>
          <table:table-cell office:value-type="float" office:value="170" table:style-name="ce2">
            <text:p>170</text:p>
          </table:table-cell>
          <table:table-cell office:value-type="float" office:value="171" table:style-name="ce2">
            <text:p>171</text:p>
          </table:table-cell>
          <table:table-cell office:value-type="float" office:value="172" table:style-name="ce2">
            <text:p>172</text:p>
          </table:table-cell>
          <table:table-cell office:value-type="float" office:value="173" table:style-name="ce2">
            <text:p>173</text:p>
          </table:table-cell>
          <table:table-cell office:value-type="float" office:value="174" table:style-name="ce2">
            <text:p>174</text:p>
          </table:table-cell>
          <table:table-cell office:value-type="float" office:value="175" table:style-name="ce2">
            <text:p>175</text:p>
          </table:table-cell>
          <table:table-cell office:value-type="float" office:value="176" table:style-name="ce2">
            <text:p>176</text:p>
          </table:table-cell>
          <table:table-cell office:value-type="float" office:value="177" table:style-name="ce2">
            <text:p>177</text:p>
          </table:table-cell>
          <table:table-cell office:value-type="float" office:value="178" table:style-name="ce2">
            <text:p>178</text:p>
          </table:table-cell>
          <table:table-cell office:value-type="float" office:value="179" table:style-name="ce2">
            <text:p>179</text:p>
          </table:table-cell>
          <table:table-cell office:value-type="float" office:value="180" table:style-name="ce2">
            <text:p>180</text:p>
          </table:table-cell>
          <table:table-cell office:value-type="float" office:value="181" table:style-name="ce2">
            <text:p>181</text:p>
          </table:table-cell>
          <table:table-cell office:value-type="float" office:value="182" table:style-name="ce2">
            <text:p>182</text:p>
          </table:table-cell>
          <table:table-cell office:value-type="float" office:value="183" table:style-name="ce2">
            <text:p>183</text:p>
          </table:table-cell>
          <table:table-cell office:value-type="float" office:value="184" table:style-name="ce2">
            <text:p>184</text:p>
          </table:table-cell>
          <table:table-cell office:value-type="float" office:value="185" table:style-name="ce2">
            <text:p>185</text:p>
          </table:table-cell>
          <table:table-cell office:value-type="float" office:value="186" table:style-name="ce2">
            <text:p>186</text:p>
          </table:table-cell>
          <table:table-cell office:value-type="float" office:value="187" table:style-name="ce2">
            <text:p>187</text:p>
          </table:table-cell>
          <table:table-cell office:value-type="float" office:value="188" table:style-name="ce2">
            <text:p>188</text:p>
          </table:table-cell>
          <table:table-cell office:value-type="float" office:value="189" table:style-name="ce2">
            <text:p>189</text:p>
          </table:table-cell>
          <table:table-cell office:value-type="float" office:value="190" table:style-name="ce2">
            <text:p>190</text:p>
          </table:table-cell>
          <table:table-cell office:value-type="float" office:value="191" table:style-name="ce2">
            <text:p>191</text:p>
          </table:table-cell>
          <table:table-cell office:value-type="float" office:value="192" table:style-name="ce2">
            <text:p>192</text:p>
          </table:table-cell>
          <table:table-cell office:value-type="float" office:value="193" table:style-name="ce2">
            <text:p>193</text:p>
          </table:table-cell>
          <table:table-cell office:value-type="float" office:value="194" table:style-name="ce2">
            <text:p>194</text:p>
          </table:table-cell>
          <table:table-cell office:value-type="float" office:value="195" table:style-name="ce2">
            <text:p>195</text:p>
          </table:table-cell>
          <table:table-cell office:value-type="float" office:value="196" table:style-name="ce2">
            <text:p>196</text:p>
          </table:table-cell>
          <table:table-cell office:value-type="float" office:value="197" table:style-name="ce2">
            <text:p>197</text:p>
          </table:table-cell>
          <table:table-cell office:value-type="float" office:value="198" table:style-name="ce2">
            <text:p>198</text:p>
          </table:table-cell>
          <table:table-cell office:value-type="float" office:value="199" table:style-name="ce2">
            <text:p>199</text:p>
          </table:table-cell>
          <table:table-cell office:value-type="float" office:value="200" table:style-name="ce2">
            <text:p>200</text:p>
          </table:table-cell>
          <table:table-cell table:number-columns-repeated="300" table:style-name="ce2"/>
          <table:table-cell table:number-columns-repeated="15883"/>
        </table:table-row>
        <table:table-row table:style-name="ro2">
          <table:table-cell office:value-type="string" table:style-name="ce2">
            <text:p>rho</text:p>
          </table:table-cell>
          <table:table-cell office:value-type="float" office:value="385.67" table:style-name="ce2">
            <text:p>385,67</text:p>
          </table:table-cell>
          <table:table-cell office:value-type="float" office:value="385.67" table:formula="of:=[.B2]" table:style-name="ce2">
            <text:p>385,67</text:p>
          </table:table-cell>
          <table:table-cell office:value-type="float" office:value="385.67" table:formula="of:=[.C2]" table:style-name="ce2">
            <text:p>385,67</text:p>
          </table:table-cell>
          <table:table-cell office:value-type="float" office:value="385.67" table:formula="of:=[.D2]" table:style-name="ce2">
            <text:p>385,67</text:p>
          </table:table-cell>
          <table:table-cell office:value-type="float" office:value="385.67" table:formula="of:=[.E2]" table:style-name="ce2">
            <text:p>385,67</text:p>
          </table:table-cell>
          <table:table-cell office:value-type="float" office:value="385.67" table:formula="of:=[.F2]" table:style-name="ce2">
            <text:p>385,67</text:p>
          </table:table-cell>
          <table:table-cell office:value-type="float" office:value="385.67" table:formula="of:=[.G2]" table:style-name="ce2">
            <text:p>385,67</text:p>
          </table:table-cell>
          <table:table-cell office:value-type="float" office:value="385.67" table:formula="of:=[.H2]" table:style-name="ce2">
            <text:p>385,67</text:p>
          </table:table-cell>
          <table:table-cell office:value-type="float" office:value="385.67" table:formula="of:=[.I2]" table:style-name="ce2">
            <text:p>385,67</text:p>
          </table:table-cell>
          <table:table-cell office:value-type="float" office:value="385.67" table:formula="of:=[.J2]" table:style-name="ce2">
            <text:p>385,67</text:p>
          </table:table-cell>
          <table:table-cell office:value-type="float" office:value="385.67" table:formula="of:=[.K2]" table:style-name="ce2">
            <text:p>385,67</text:p>
          </table:table-cell>
          <table:table-cell office:value-type="float" office:value="385.67" table:formula="of:=[.L2]" table:style-name="ce2">
            <text:p>385,67</text:p>
          </table:table-cell>
          <table:table-cell office:value-type="float" office:value="385.67" table:formula="of:=[.M2]" table:style-name="ce2">
            <text:p>385,67</text:p>
          </table:table-cell>
          <table:table-cell office:value-type="float" office:value="385.67" table:formula="of:=[.N2]" table:style-name="ce2">
            <text:p>385,67</text:p>
          </table:table-cell>
          <table:table-cell office:value-type="float" office:value="385.67" table:formula="of:=[.O2]" table:style-name="ce2">
            <text:p>385,67</text:p>
          </table:table-cell>
          <table:table-cell office:value-type="float" office:value="385.67" table:formula="of:=[.P2]" table:style-name="ce2">
            <text:p>385,67</text:p>
          </table:table-cell>
          <table:table-cell office:value-type="float" office:value="385.67" table:formula="of:=[.Q2]" table:style-name="ce2">
            <text:p>385,67</text:p>
          </table:table-cell>
          <table:table-cell office:value-type="float" office:value="385.67" table:formula="of:=[.R2]" table:style-name="ce2">
            <text:p>385,67</text:p>
          </table:table-cell>
          <table:table-cell office:value-type="float" office:value="385.67" table:formula="of:=[.S2]" table:style-name="ce2">
            <text:p>385,67</text:p>
          </table:table-cell>
          <table:table-cell office:value-type="float" office:value="385.67" table:formula="of:=[.T2]" table:style-name="ce2">
            <text:p>385,67</text:p>
          </table:table-cell>
          <table:table-cell office:value-type="float" office:value="385.67" table:formula="of:=[.U2]" table:style-name="ce2">
            <text:p>385,67</text:p>
          </table:table-cell>
          <table:table-cell office:value-type="float" office:value="385.67" table:formula="of:=[.V2]" table:style-name="ce2">
            <text:p>385,67</text:p>
          </table:table-cell>
          <table:table-cell office:value-type="float" office:value="385.67" table:formula="of:=[.W2]" table:style-name="ce2">
            <text:p>385,67</text:p>
          </table:table-cell>
          <table:table-cell office:value-type="float" office:value="385.67" table:formula="of:=[.X2]" table:style-name="ce2">
            <text:p>385,67</text:p>
          </table:table-cell>
          <table:table-cell office:value-type="float" office:value="385.67" table:formula="of:=[.Y2]" table:style-name="ce2">
            <text:p>385,67</text:p>
          </table:table-cell>
          <table:table-cell office:value-type="float" office:value="385.67" table:formula="of:=[.Z2]" table:style-name="ce2">
            <text:p>385,67</text:p>
          </table:table-cell>
          <table:table-cell office:value-type="float" office:value="385.67" table:formula="of:=[.AA2]" table:style-name="ce2">
            <text:p>385,67</text:p>
          </table:table-cell>
          <table:table-cell office:value-type="float" office:value="385.67" table:formula="of:=[.AB2]" table:style-name="ce2">
            <text:p>385,67</text:p>
          </table:table-cell>
          <table:table-cell office:value-type="float" office:value="385.67" table:formula="of:=[.AC2]" table:style-name="ce2">
            <text:p>385,67</text:p>
          </table:table-cell>
          <table:table-cell office:value-type="float" office:value="385.67" table:formula="of:=[.AD2]" table:style-name="ce2">
            <text:p>385,67</text:p>
          </table:table-cell>
          <table:table-cell office:value-type="float" office:value="385.67" table:formula="of:=[.AE2]" table:style-name="ce2">
            <text:p>385,67</text:p>
          </table:table-cell>
          <table:table-cell office:value-type="float" office:value="385.67" table:formula="of:=[.AF2]" table:style-name="ce2">
            <text:p>385,67</text:p>
          </table:table-cell>
          <table:table-cell office:value-type="float" office:value="385.67" table:formula="of:=[.AG2]" table:style-name="ce2">
            <text:p>385,67</text:p>
          </table:table-cell>
          <table:table-cell office:value-type="float" office:value="385.67" table:formula="of:=[.AH2]" table:style-name="ce2">
            <text:p>385,67</text:p>
          </table:table-cell>
          <table:table-cell office:value-type="float" office:value="385.67" table:formula="of:=[.AI2]" table:style-name="ce2">
            <text:p>385,67</text:p>
          </table:table-cell>
          <table:table-cell office:value-type="float" office:value="385.67" table:formula="of:=[.AJ2]" table:style-name="ce2">
            <text:p>385,67</text:p>
          </table:table-cell>
          <table:table-cell office:value-type="float" office:value="385.67" table:formula="of:=[.AK2]" table:style-name="ce2">
            <text:p>385,67</text:p>
          </table:table-cell>
          <table:table-cell office:value-type="float" office:value="385.67" table:formula="of:=[.AL2]" table:style-name="ce2">
            <text:p>385,67</text:p>
          </table:table-cell>
          <table:table-cell office:value-type="float" office:value="385.67" table:formula="of:=[.AM2]" table:style-name="ce2">
            <text:p>385,67</text:p>
          </table:table-cell>
          <table:table-cell office:value-type="float" office:value="385.67" table:formula="of:=[.AN2]" table:style-name="ce2">
            <text:p>385,67</text:p>
          </table:table-cell>
          <table:table-cell office:value-type="float" office:value="385.67" table:formula="of:=[.AO2]" table:style-name="ce2">
            <text:p>385,67</text:p>
          </table:table-cell>
          <table:table-cell office:value-type="float" office:value="385.67" table:formula="of:=[.AP2]" table:style-name="ce2">
            <text:p>385,67</text:p>
          </table:table-cell>
          <table:table-cell office:value-type="float" office:value="385.67" table:formula="of:=[.AQ2]" table:style-name="ce2">
            <text:p>385,67</text:p>
          </table:table-cell>
          <table:table-cell office:value-type="float" office:value="385.67" table:formula="of:=[.AR2]" table:style-name="ce2">
            <text:p>385,67</text:p>
          </table:table-cell>
          <table:table-cell office:value-type="float" office:value="385.67" table:formula="of:=[.AS2]" table:style-name="ce2">
            <text:p>385,67</text:p>
          </table:table-cell>
          <table:table-cell office:value-type="float" office:value="385.67" table:formula="of:=[.AT2]" table:style-name="ce2">
            <text:p>385,67</text:p>
          </table:table-cell>
          <table:table-cell office:value-type="float" office:value="385.67" table:formula="of:=[.AU2]" table:style-name="ce2">
            <text:p>385,67</text:p>
          </table:table-cell>
          <table:table-cell office:value-type="float" office:value="385.67" table:formula="of:=[.AV2]" table:style-name="ce2">
            <text:p>385,67</text:p>
          </table:table-cell>
          <table:table-cell office:value-type="float" office:value="385.67" table:formula="of:=[.AW2]" table:style-name="ce2">
            <text:p>385,67</text:p>
          </table:table-cell>
          <table:table-cell office:value-type="float" office:value="385.67" table:formula="of:=[.AX2]" table:style-name="ce2">
            <text:p>385,67</text:p>
          </table:table-cell>
          <table:table-cell office:value-type="float" office:value="385.67" table:formula="of:=[.AY2]" table:style-name="ce2">
            <text:p>385,67</text:p>
          </table:table-cell>
          <table:table-cell office:value-type="float" office:value="385.67" table:formula="of:=[.AZ2]" table:style-name="ce2">
            <text:p>385,67</text:p>
          </table:table-cell>
          <table:table-cell office:value-type="float" office:value="385.67" table:formula="of:=[.BA2]" table:style-name="ce2">
            <text:p>385,67</text:p>
          </table:table-cell>
          <table:table-cell office:value-type="float" office:value="385.67" table:formula="of:=[.BB2]" table:style-name="ce2">
            <text:p>385,67</text:p>
          </table:table-cell>
          <table:table-cell office:value-type="float" office:value="385.67" table:formula="of:=[.BC2]" table:style-name="ce2">
            <text:p>385,67</text:p>
          </table:table-cell>
          <table:table-cell office:value-type="float" office:value="385.67" table:formula="of:=[.BD2]" table:style-name="ce2">
            <text:p>385,67</text:p>
          </table:table-cell>
          <table:table-cell office:value-type="float" office:value="385.67" table:formula="of:=[.BE2]" table:style-name="ce2">
            <text:p>385,67</text:p>
          </table:table-cell>
          <table:table-cell office:value-type="float" office:value="385.67" table:formula="of:=[.BF2]" table:style-name="ce2">
            <text:p>385,67</text:p>
          </table:table-cell>
          <table:table-cell office:value-type="float" office:value="385.67" table:formula="of:=[.BG2]" table:style-name="ce2">
            <text:p>385,67</text:p>
          </table:table-cell>
          <table:table-cell office:value-type="float" office:value="385.67" table:formula="of:=[.BH2]" table:style-name="ce2">
            <text:p>385,67</text:p>
          </table:table-cell>
          <table:table-cell office:value-type="float" office:value="385.67" table:formula="of:=[.BI2]" table:style-name="ce2">
            <text:p>385,67</text:p>
          </table:table-cell>
          <table:table-cell office:value-type="float" office:value="385.67" table:formula="of:=[.BJ2]" table:style-name="ce2">
            <text:p>385,67</text:p>
          </table:table-cell>
          <table:table-cell office:value-type="float" office:value="385.67" table:formula="of:=[.BK2]" table:style-name="ce2">
            <text:p>385,67</text:p>
          </table:table-cell>
          <table:table-cell office:value-type="float" office:value="385.67" table:formula="of:=[.BL2]" table:style-name="ce2">
            <text:p>385,67</text:p>
          </table:table-cell>
          <table:table-cell office:value-type="float" office:value="385.67" table:formula="of:=[.BM2]" table:style-name="ce2">
            <text:p>385,67</text:p>
          </table:table-cell>
          <table:table-cell office:value-type="float" office:value="385.67" table:formula="of:=[.BN2]" table:style-name="ce2">
            <text:p>385,67</text:p>
          </table:table-cell>
          <table:table-cell office:value-type="float" office:value="385.67" table:formula="of:=[.BO2]" table:style-name="ce2">
            <text:p>385,67</text:p>
          </table:table-cell>
          <table:table-cell office:value-type="float" office:value="385.67" table:formula="of:=[.BP2]" table:style-name="ce2">
            <text:p>385,67</text:p>
          </table:table-cell>
          <table:table-cell office:value-type="float" office:value="385.67" table:formula="of:=[.BQ2]" table:style-name="ce2">
            <text:p>385,67</text:p>
          </table:table-cell>
          <table:table-cell office:value-type="float" office:value="385.67" table:formula="of:=[.BR2]" table:style-name="ce2">
            <text:p>385,67</text:p>
          </table:table-cell>
          <table:table-cell office:value-type="float" office:value="385.67" table:formula="of:=[.BS2]" table:style-name="ce2">
            <text:p>385,67</text:p>
          </table:table-cell>
          <table:table-cell office:value-type="float" office:value="385.67" table:formula="of:=[.BT2]" table:style-name="ce2">
            <text:p>385,67</text:p>
          </table:table-cell>
          <table:table-cell office:value-type="float" office:value="385.67" table:formula="of:=[.BU2]" table:style-name="ce2">
            <text:p>385,67</text:p>
          </table:table-cell>
          <table:table-cell office:value-type="float" office:value="385.67" table:formula="of:=[.BV2]" table:style-name="ce2">
            <text:p>385,67</text:p>
          </table:table-cell>
          <table:table-cell office:value-type="float" office:value="385.67" table:formula="of:=[.BW2]" table:style-name="ce2">
            <text:p>385,67</text:p>
          </table:table-cell>
          <table:table-cell office:value-type="float" office:value="385.67" table:formula="of:=[.BX2]" table:style-name="ce2">
            <text:p>385,67</text:p>
          </table:table-cell>
          <table:table-cell office:value-type="float" office:value="385.67" table:formula="of:=[.BY2]" table:style-name="ce2">
            <text:p>385,67</text:p>
          </table:table-cell>
          <table:table-cell office:value-type="float" office:value="385.67" table:formula="of:=[.BZ2]" table:style-name="ce2">
            <text:p>385,67</text:p>
          </table:table-cell>
          <table:table-cell office:value-type="float" office:value="385.67" table:formula="of:=[.CA2]" table:style-name="ce2">
            <text:p>385,67</text:p>
          </table:table-cell>
          <table:table-cell office:value-type="float" office:value="385.67" table:formula="of:=[.CB2]" table:style-name="ce2">
            <text:p>385,67</text:p>
          </table:table-cell>
          <table:table-cell office:value-type="float" office:value="385.67" table:formula="of:=[.CC2]" table:style-name="ce2">
            <text:p>385,67</text:p>
          </table:table-cell>
          <table:table-cell office:value-type="float" office:value="385.67" table:formula="of:=[.CD2]" table:style-name="ce2">
            <text:p>385,67</text:p>
          </table:table-cell>
          <table:table-cell office:value-type="float" office:value="385.67" table:formula="of:=[.CE2]" table:style-name="ce2">
            <text:p>385,67</text:p>
          </table:table-cell>
          <table:table-cell office:value-type="float" office:value="385.67" table:formula="of:=[.CF2]" table:style-name="ce2">
            <text:p>385,67</text:p>
          </table:table-cell>
          <table:table-cell office:value-type="float" office:value="385.67" table:formula="of:=[.CG2]" table:style-name="ce2">
            <text:p>385,67</text:p>
          </table:table-cell>
          <table:table-cell office:value-type="float" office:value="385.67" table:formula="of:=[.CH2]" table:style-name="ce2">
            <text:p>385,67</text:p>
          </table:table-cell>
          <table:table-cell office:value-type="float" office:value="385.67" table:formula="of:=[.CI2]" table:style-name="ce2">
            <text:p>385,67</text:p>
          </table:table-cell>
          <table:table-cell office:value-type="float" office:value="385.67" table:formula="of:=[.CJ2]" table:style-name="ce2">
            <text:p>385,67</text:p>
          </table:table-cell>
          <table:table-cell office:value-type="float" office:value="385.67" table:formula="of:=[.CK2]" table:style-name="ce2">
            <text:p>385,67</text:p>
          </table:table-cell>
          <table:table-cell office:value-type="float" office:value="385.67" table:formula="of:=[.CL2]" table:style-name="ce2">
            <text:p>385,67</text:p>
          </table:table-cell>
          <table:table-cell office:value-type="float" office:value="385.67" table:formula="of:=[.CM2]" table:style-name="ce2">
            <text:p>385,67</text:p>
          </table:table-cell>
          <table:table-cell office:value-type="float" office:value="385.67" table:formula="of:=[.CN2]" table:style-name="ce2">
            <text:p>385,67</text:p>
          </table:table-cell>
          <table:table-cell office:value-type="float" office:value="385.67" table:formula="of:=[.CO2]" table:style-name="ce2">
            <text:p>385,67</text:p>
          </table:table-cell>
          <table:table-cell office:value-type="float" office:value="385.67" table:formula="of:=[.CP2]" table:style-name="ce2">
            <text:p>385,67</text:p>
          </table:table-cell>
          <table:table-cell office:value-type="float" office:value="385.67" table:formula="of:=[.CQ2]" table:style-name="ce2">
            <text:p>385,67</text:p>
          </table:table-cell>
          <table:table-cell office:value-type="float" office:value="385.67" table:formula="of:=[.CR2]" table:style-name="ce2">
            <text:p>385,67</text:p>
          </table:table-cell>
          <table:table-cell office:value-type="float" office:value="385.67" table:formula="of:=[.CS2]" table:style-name="ce2">
            <text:p>385,67</text:p>
          </table:table-cell>
          <table:table-cell office:value-type="float" office:value="385.67" table:formula="of:=[.CT2]" table:style-name="ce2">
            <text:p>385,67</text:p>
          </table:table-cell>
          <table:table-cell office:value-type="float" office:value="385.67" table:formula="of:=[.CU2]" table:style-name="ce2">
            <text:p>385,67</text:p>
          </table:table-cell>
          <table:table-cell office:value-type="float" office:value="385.67" table:formula="of:=[.CV2]" table:style-name="ce2">
            <text:p>385,67</text:p>
          </table:table-cell>
          <table:table-cell office:value-type="float" office:value="385.67" table:formula="of:=[.CW2]" table:style-name="ce2">
            <text:p>385,67</text:p>
          </table:table-cell>
          <table:table-cell office:value-type="float" office:value="385.67" table:formula="of:=[.CX2]" table:style-name="ce2">
            <text:p>385,67</text:p>
          </table:table-cell>
          <table:table-cell office:value-type="float" office:value="385.67" table:formula="of:=[.CY2]" table:style-name="ce2">
            <text:p>385,67</text:p>
          </table:table-cell>
          <table:table-cell office:value-type="float" office:value="385.67" table:formula="of:=[.CZ2]" table:style-name="ce2">
            <text:p>385,67</text:p>
          </table:table-cell>
          <table:table-cell office:value-type="float" office:value="385.67" table:formula="of:=[.DA2]" table:style-name="ce2">
            <text:p>385,67</text:p>
          </table:table-cell>
          <table:table-cell office:value-type="float" office:value="385.67" table:formula="of:=[.DB2]" table:style-name="ce2">
            <text:p>385,67</text:p>
          </table:table-cell>
          <table:table-cell office:value-type="float" office:value="385.67" table:formula="of:=[.DC2]" table:style-name="ce2">
            <text:p>385,67</text:p>
          </table:table-cell>
          <table:table-cell office:value-type="float" office:value="385.67" table:formula="of:=[.DD2]" table:style-name="ce2">
            <text:p>385,67</text:p>
          </table:table-cell>
          <table:table-cell office:value-type="float" office:value="385.67" table:formula="of:=[.DE2]" table:style-name="ce2">
            <text:p>385,67</text:p>
          </table:table-cell>
          <table:table-cell office:value-type="float" office:value="385.67" table:formula="of:=[.DF2]" table:style-name="ce2">
            <text:p>385,67</text:p>
          </table:table-cell>
          <table:table-cell office:value-type="float" office:value="385.67" table:formula="of:=[.DG2]" table:style-name="ce2">
            <text:p>385,67</text:p>
          </table:table-cell>
          <table:table-cell office:value-type="float" office:value="385.67" table:formula="of:=[.DH2]" table:style-name="ce2">
            <text:p>385,67</text:p>
          </table:table-cell>
          <table:table-cell office:value-type="float" office:value="385.67" table:formula="of:=[.DI2]" table:style-name="ce2">
            <text:p>385,67</text:p>
          </table:table-cell>
          <table:table-cell office:value-type="float" office:value="385.67" table:formula="of:=[.DJ2]" table:style-name="ce2">
            <text:p>385,67</text:p>
          </table:table-cell>
          <table:table-cell office:value-type="float" office:value="385.67" table:formula="of:=[.DK2]" table:style-name="ce2">
            <text:p>385,67</text:p>
          </table:table-cell>
          <table:table-cell office:value-type="float" office:value="385.67" table:formula="of:=[.DL2]" table:style-name="ce2">
            <text:p>385,67</text:p>
          </table:table-cell>
          <table:table-cell office:value-type="float" office:value="385.67" table:formula="of:=[.DM2]" table:style-name="ce2">
            <text:p>385,67</text:p>
          </table:table-cell>
          <table:table-cell office:value-type="float" office:value="385.67" table:formula="of:=[.DN2]" table:style-name="ce2">
            <text:p>385,67</text:p>
          </table:table-cell>
          <table:table-cell office:value-type="float" office:value="385.67" table:formula="of:=[.DO2]" table:style-name="ce2">
            <text:p>385,67</text:p>
          </table:table-cell>
          <table:table-cell office:value-type="float" office:value="385.67" table:formula="of:=[.DP2]" table:style-name="ce2">
            <text:p>385,67</text:p>
          </table:table-cell>
          <table:table-cell office:value-type="float" office:value="385.67" table:formula="of:=[.DQ2]" table:style-name="ce2">
            <text:p>385,67</text:p>
          </table:table-cell>
          <table:table-cell office:value-type="float" office:value="385.67" table:formula="of:=[.DR2]" table:style-name="ce2">
            <text:p>385,67</text:p>
          </table:table-cell>
          <table:table-cell office:value-type="float" office:value="385.67" table:formula="of:=[.DS2]" table:style-name="ce2">
            <text:p>385,67</text:p>
          </table:table-cell>
          <table:table-cell office:value-type="float" office:value="385.67" table:formula="of:=[.DT2]" table:style-name="ce2">
            <text:p>385,67</text:p>
          </table:table-cell>
          <table:table-cell office:value-type="float" office:value="385.67" table:formula="of:=[.DU2]" table:style-name="ce2">
            <text:p>385,67</text:p>
          </table:table-cell>
          <table:table-cell office:value-type="float" office:value="385.67" table:formula="of:=[.DV2]" table:style-name="ce2">
            <text:p>385,67</text:p>
          </table:table-cell>
          <table:table-cell office:value-type="float" office:value="385.67" table:formula="of:=[.DW2]" table:style-name="ce2">
            <text:p>385,67</text:p>
          </table:table-cell>
          <table:table-cell office:value-type="float" office:value="385.67" table:formula="of:=[.DX2]" table:style-name="ce2">
            <text:p>385,67</text:p>
          </table:table-cell>
          <table:table-cell office:value-type="float" office:value="385.67" table:formula="of:=[.DY2]" table:style-name="ce2">
            <text:p>385,67</text:p>
          </table:table-cell>
          <table:table-cell office:value-type="float" office:value="385.67" table:formula="of:=[.DZ2]" table:style-name="ce2">
            <text:p>385,67</text:p>
          </table:table-cell>
          <table:table-cell office:value-type="float" office:value="385.67" table:formula="of:=[.EA2]" table:style-name="ce2">
            <text:p>385,67</text:p>
          </table:table-cell>
          <table:table-cell office:value-type="float" office:value="385.67" table:formula="of:=[.EB2]" table:style-name="ce2">
            <text:p>385,67</text:p>
          </table:table-cell>
          <table:table-cell office:value-type="float" office:value="385.67" table:formula="of:=[.EC2]" table:style-name="ce2">
            <text:p>385,67</text:p>
          </table:table-cell>
          <table:table-cell office:value-type="float" office:value="385.67" table:formula="of:=[.ED2]" table:style-name="ce2">
            <text:p>385,67</text:p>
          </table:table-cell>
          <table:table-cell office:value-type="float" office:value="385.67" table:formula="of:=[.EE2]" table:style-name="ce2">
            <text:p>385,67</text:p>
          </table:table-cell>
          <table:table-cell office:value-type="float" office:value="385.67" table:formula="of:=[.EF2]" table:style-name="ce2">
            <text:p>385,67</text:p>
          </table:table-cell>
          <table:table-cell office:value-type="float" office:value="385.67" table:formula="of:=[.EG2]" table:style-name="ce2">
            <text:p>385,67</text:p>
          </table:table-cell>
          <table:table-cell office:value-type="float" office:value="385.67" table:formula="of:=[.EH2]" table:style-name="ce2">
            <text:p>385,67</text:p>
          </table:table-cell>
          <table:table-cell office:value-type="float" office:value="385.67" table:formula="of:=[.EI2]" table:style-name="ce2">
            <text:p>385,67</text:p>
          </table:table-cell>
          <table:table-cell office:value-type="float" office:value="385.67" table:formula="of:=[.EJ2]" table:style-name="ce2">
            <text:p>385,67</text:p>
          </table:table-cell>
          <table:table-cell office:value-type="float" office:value="385.67" table:formula="of:=[.EK2]" table:style-name="ce2">
            <text:p>385,67</text:p>
          </table:table-cell>
          <table:table-cell office:value-type="float" office:value="385.67" table:formula="of:=[.EL2]" table:style-name="ce2">
            <text:p>385,67</text:p>
          </table:table-cell>
          <table:table-cell office:value-type="float" office:value="385.67" table:formula="of:=[.EM2]" table:style-name="ce2">
            <text:p>385,67</text:p>
          </table:table-cell>
          <table:table-cell office:value-type="float" office:value="385.67" table:formula="of:=[.EN2]" table:style-name="ce2">
            <text:p>385,67</text:p>
          </table:table-cell>
          <table:table-cell office:value-type="float" office:value="385.67" table:formula="of:=[.EO2]" table:style-name="ce2">
            <text:p>385,67</text:p>
          </table:table-cell>
          <table:table-cell office:value-type="float" office:value="385.67" table:formula="of:=[.EP2]" table:style-name="ce2">
            <text:p>385,67</text:p>
          </table:table-cell>
          <table:table-cell office:value-type="float" office:value="385.67" table:formula="of:=[.EQ2]" table:style-name="ce2">
            <text:p>385,67</text:p>
          </table:table-cell>
          <table:table-cell office:value-type="float" office:value="385.67" table:formula="of:=[.ER2]" table:style-name="ce2">
            <text:p>385,67</text:p>
          </table:table-cell>
          <table:table-cell office:value-type="float" office:value="385.67" table:formula="of:=[.ES2]" table:style-name="ce2">
            <text:p>385,67</text:p>
          </table:table-cell>
          <table:table-cell office:value-type="float" office:value="385.67" table:formula="of:=[.ET2]" table:style-name="ce2">
            <text:p>385,67</text:p>
          </table:table-cell>
          <table:table-cell office:value-type="float" office:value="385.67" table:formula="of:=[.EU2]" table:style-name="ce2">
            <text:p>385,67</text:p>
          </table:table-cell>
          <table:table-cell office:value-type="float" office:value="385.67" table:formula="of:=[.EV2]" table:style-name="ce2">
            <text:p>385,67</text:p>
          </table:table-cell>
          <table:table-cell office:value-type="float" office:value="385.67" table:formula="of:=[.EW2]" table:style-name="ce2">
            <text:p>385,67</text:p>
          </table:table-cell>
          <table:table-cell office:value-type="float" office:value="385.67" table:formula="of:=[.EX2]" table:style-name="ce2">
            <text:p>385,67</text:p>
          </table:table-cell>
          <table:table-cell office:value-type="float" office:value="385.67" table:formula="of:=[.EY2]" table:style-name="ce2">
            <text:p>385,67</text:p>
          </table:table-cell>
          <table:table-cell office:value-type="float" office:value="385.67" table:formula="of:=[.EZ2]" table:style-name="ce2">
            <text:p>385,67</text:p>
          </table:table-cell>
          <table:table-cell office:value-type="float" office:value="385.67" table:formula="of:=[.FA2]" table:style-name="ce2">
            <text:p>385,67</text:p>
          </table:table-cell>
          <table:table-cell office:value-type="float" office:value="385.67" table:formula="of:=[.FB2]" table:style-name="ce2">
            <text:p>385,67</text:p>
          </table:table-cell>
          <table:table-cell office:value-type="float" office:value="385.67" table:formula="of:=[.FC2]" table:style-name="ce2">
            <text:p>385,67</text:p>
          </table:table-cell>
          <table:table-cell office:value-type="float" office:value="385.67" table:formula="of:=[.FD2]" table:style-name="ce2">
            <text:p>385,67</text:p>
          </table:table-cell>
          <table:table-cell office:value-type="float" office:value="385.67" table:formula="of:=[.FE2]" table:style-name="ce2">
            <text:p>385,67</text:p>
          </table:table-cell>
          <table:table-cell office:value-type="float" office:value="385.67" table:formula="of:=[.FF2]" table:style-name="ce2">
            <text:p>385,67</text:p>
          </table:table-cell>
          <table:table-cell office:value-type="float" office:value="385.67" table:formula="of:=[.FG2]" table:style-name="ce2">
            <text:p>385,67</text:p>
          </table:table-cell>
          <table:table-cell office:value-type="float" office:value="385.67" table:formula="of:=[.FH2]" table:style-name="ce2">
            <text:p>385,67</text:p>
          </table:table-cell>
          <table:table-cell office:value-type="float" office:value="385.67" table:formula="of:=[.FI2]" table:style-name="ce2">
            <text:p>385,67</text:p>
          </table:table-cell>
          <table:table-cell office:value-type="float" office:value="385.67" table:formula="of:=[.FJ2]" table:style-name="ce2">
            <text:p>385,67</text:p>
          </table:table-cell>
          <table:table-cell office:value-type="float" office:value="385.67" table:formula="of:=[.FK2]" table:style-name="ce2">
            <text:p>385,67</text:p>
          </table:table-cell>
          <table:table-cell office:value-type="float" office:value="385.67" table:formula="of:=[.FL2]" table:style-name="ce2">
            <text:p>385,67</text:p>
          </table:table-cell>
          <table:table-cell office:value-type="float" office:value="385.67" table:formula="of:=[.FM2]" table:style-name="ce2">
            <text:p>385,67</text:p>
          </table:table-cell>
          <table:table-cell office:value-type="float" office:value="385.67" table:formula="of:=[.FN2]" table:style-name="ce2">
            <text:p>385,67</text:p>
          </table:table-cell>
          <table:table-cell office:value-type="float" office:value="385.67" table:formula="of:=[.FO2]" table:style-name="ce2">
            <text:p>385,67</text:p>
          </table:table-cell>
          <table:table-cell office:value-type="float" office:value="385.67" table:formula="of:=[.FP2]" table:style-name="ce2">
            <text:p>385,67</text:p>
          </table:table-cell>
          <table:table-cell office:value-type="float" office:value="385.67" table:formula="of:=[.FQ2]" table:style-name="ce2">
            <text:p>385,67</text:p>
          </table:table-cell>
          <table:table-cell office:value-type="float" office:value="385.67" table:formula="of:=[.FR2]" table:style-name="ce2">
            <text:p>385,67</text:p>
          </table:table-cell>
          <table:table-cell office:value-type="float" office:value="385.67" table:formula="of:=[.FS2]" table:style-name="ce2">
            <text:p>385,67</text:p>
          </table:table-cell>
          <table:table-cell office:value-type="float" office:value="385.67" table:formula="of:=[.FT2]" table:style-name="ce2">
            <text:p>385,67</text:p>
          </table:table-cell>
          <table:table-cell office:value-type="float" office:value="385.67" table:formula="of:=[.FU2]" table:style-name="ce2">
            <text:p>385,67</text:p>
          </table:table-cell>
          <table:table-cell office:value-type="float" office:value="385.67" table:formula="of:=[.FV2]" table:style-name="ce2">
            <text:p>385,67</text:p>
          </table:table-cell>
          <table:table-cell office:value-type="float" office:value="385.67" table:formula="of:=[.FW2]" table:style-name="ce2">
            <text:p>385,67</text:p>
          </table:table-cell>
          <table:table-cell office:value-type="float" office:value="385.67" table:formula="of:=[.FX2]" table:style-name="ce2">
            <text:p>385,67</text:p>
          </table:table-cell>
          <table:table-cell office:value-type="float" office:value="385.67" table:formula="of:=[.FY2]" table:style-name="ce2">
            <text:p>385,67</text:p>
          </table:table-cell>
          <table:table-cell office:value-type="float" office:value="385.67" table:formula="of:=[.FZ2]" table:style-name="ce2">
            <text:p>385,67</text:p>
          </table:table-cell>
          <table:table-cell office:value-type="float" office:value="385.67" table:formula="of:=[.GA2]" table:style-name="ce2">
            <text:p>385,67</text:p>
          </table:table-cell>
          <table:table-cell office:value-type="float" office:value="385.67" table:formula="of:=[.GB2]" table:style-name="ce2">
            <text:p>385,67</text:p>
          </table:table-cell>
          <table:table-cell office:value-type="float" office:value="385.67" table:formula="of:=[.GC2]" table:style-name="ce2">
            <text:p>385,67</text:p>
          </table:table-cell>
          <table:table-cell office:value-type="float" office:value="385.67" table:formula="of:=[.GD2]" table:style-name="ce2">
            <text:p>385,67</text:p>
          </table:table-cell>
          <table:table-cell office:value-type="float" office:value="385.67" table:formula="of:=[.GE2]" table:style-name="ce2">
            <text:p>385,67</text:p>
          </table:table-cell>
          <table:table-cell office:value-type="float" office:value="385.67" table:formula="of:=[.GF2]" table:style-name="ce2">
            <text:p>385,67</text:p>
          </table:table-cell>
          <table:table-cell office:value-type="float" office:value="385.67" table:formula="of:=[.GG2]" table:style-name="ce2">
            <text:p>385,67</text:p>
          </table:table-cell>
          <table:table-cell office:value-type="float" office:value="385.67" table:formula="of:=[.GH2]" table:style-name="ce2">
            <text:p>385,67</text:p>
          </table:table-cell>
          <table:table-cell office:value-type="float" office:value="385.67" table:formula="of:=[.GI2]" table:style-name="ce2">
            <text:p>385,67</text:p>
          </table:table-cell>
          <table:table-cell office:value-type="float" office:value="385.67" table:formula="of:=[.GJ2]" table:style-name="ce2">
            <text:p>385,67</text:p>
          </table:table-cell>
          <table:table-cell office:value-type="float" office:value="385.67" table:formula="of:=[.GK2]" table:style-name="ce2">
            <text:p>385,67</text:p>
          </table:table-cell>
          <table:table-cell office:value-type="float" office:value="385.67" table:formula="of:=[.GL2]" table:style-name="ce2">
            <text:p>385,67</text:p>
          </table:table-cell>
          <table:table-cell office:value-type="float" office:value="385.67" table:formula="of:=[.GM2]" table:style-name="ce2">
            <text:p>385,67</text:p>
          </table:table-cell>
          <table:table-cell office:value-type="float" office:value="385.67" table:formula="of:=[.GN2]" table:style-name="ce2">
            <text:p>385,67</text:p>
          </table:table-cell>
          <table:table-cell office:value-type="float" office:value="385.67" table:formula="of:=[.GO2]" table:style-name="ce2">
            <text:p>385,67</text:p>
          </table:table-cell>
          <table:table-cell office:value-type="float" office:value="385.67" table:formula="of:=[.GP2]" table:style-name="ce2">
            <text:p>385,67</text:p>
          </table:table-cell>
          <table:table-cell office:value-type="float" office:value="385.67" table:formula="of:=[.GQ2]" table:style-name="ce2">
            <text:p>385,67</text:p>
          </table:table-cell>
          <table:table-cell office:value-type="float" office:value="385.67" table:formula="of:=[.GR2]" table:style-name="ce2">
            <text:p>385,67</text:p>
          </table:table-cell>
          <table:table-cell table:number-columns-repeated="300" table:style-name="ce2"/>
          <table:table-cell table:number-columns-repeated="15883"/>
        </table:table-row>
        <table:table-row table:style-name="ro2">
          <table:table-cell office:value-type="string" table:style-name="ce2">
            <text:p>x_C</text:p>
          </table:table-cell>
          <table:table-cell office:value-type="float" office:value="5.2499999999999997E-4" table:style-name="ce2">
            <text:p>0,000525</text:p>
          </table:table-cell>
          <table:table-cell office:value-type="float" office:value="5.2499999999999997E-4" table:formula="of:=[.B3]" table:style-name="ce2">
            <text:p>0,000525</text:p>
          </table:table-cell>
          <table:table-cell office:value-type="float" office:value="5.2499999999999997E-4" table:formula="of:=[.C3]" table:style-name="ce2">
            <text:p>0,000525</text:p>
          </table:table-cell>
          <table:table-cell office:value-type="float" office:value="5.2499999999999997E-4" table:formula="of:=[.D3]" table:style-name="ce2">
            <text:p>0,000525</text:p>
          </table:table-cell>
          <table:table-cell office:value-type="float" office:value="5.2499999999999997E-4" table:formula="of:=[.E3]" table:style-name="ce2">
            <text:p>0,000525</text:p>
          </table:table-cell>
          <table:table-cell office:value-type="float" office:value="5.2499999999999997E-4" table:formula="of:=[.F3]" table:style-name="ce2">
            <text:p>0,000525</text:p>
          </table:table-cell>
          <table:table-cell office:value-type="float" office:value="5.2499999999999997E-4" table:formula="of:=[.G3]" table:style-name="ce2">
            <text:p>0,000525</text:p>
          </table:table-cell>
          <table:table-cell office:value-type="float" office:value="5.2499999999999997E-4" table:formula="of:=[.H3]" table:style-name="ce2">
            <text:p>0,000525</text:p>
          </table:table-cell>
          <table:table-cell office:value-type="float" office:value="5.2499999999999997E-4" table:formula="of:=[.I3]" table:style-name="ce2">
            <text:p>0,000525</text:p>
          </table:table-cell>
          <table:table-cell office:value-type="float" office:value="5.2499999999999997E-4" table:formula="of:=[.J3]" table:style-name="ce2">
            <text:p>0,000525</text:p>
          </table:table-cell>
          <table:table-cell office:value-type="float" office:value="5.2499999999999997E-4" table:formula="of:=[.K3]" table:style-name="ce2">
            <text:p>0,000525</text:p>
          </table:table-cell>
          <table:table-cell office:value-type="float" office:value="5.2499999999999997E-4" table:formula="of:=[.L3]" table:style-name="ce2">
            <text:p>0,000525</text:p>
          </table:table-cell>
          <table:table-cell office:value-type="float" office:value="5.2499999999999997E-4" table:formula="of:=[.M3]" table:style-name="ce2">
            <text:p>0,000525</text:p>
          </table:table-cell>
          <table:table-cell office:value-type="float" office:value="5.2499999999999997E-4" table:formula="of:=[.N3]" table:style-name="ce2">
            <text:p>0,000525</text:p>
          </table:table-cell>
          <table:table-cell office:value-type="float" office:value="5.2499999999999997E-4" table:formula="of:=[.O3]" table:style-name="ce2">
            <text:p>0,000525</text:p>
          </table:table-cell>
          <table:table-cell office:value-type="float" office:value="5.2499999999999997E-4" table:formula="of:=[.P3]" table:style-name="ce2">
            <text:p>0,000525</text:p>
          </table:table-cell>
          <table:table-cell office:value-type="float" office:value="5.2499999999999997E-4" table:formula="of:=[.Q3]" table:style-name="ce2">
            <text:p>0,000525</text:p>
          </table:table-cell>
          <table:table-cell office:value-type="float" office:value="5.2499999999999997E-4" table:formula="of:=[.R3]" table:style-name="ce2">
            <text:p>0,000525</text:p>
          </table:table-cell>
          <table:table-cell office:value-type="float" office:value="5.2499999999999997E-4" table:formula="of:=[.S3]" table:style-name="ce2">
            <text:p>0,000525</text:p>
          </table:table-cell>
          <table:table-cell office:value-type="float" office:value="5.2499999999999997E-4" table:formula="of:=[.T3]" table:style-name="ce2">
            <text:p>0,000525</text:p>
          </table:table-cell>
          <table:table-cell office:value-type="float" office:value="5.2499999999999997E-4" table:formula="of:=[.U3]" table:style-name="ce2">
            <text:p>0,000525</text:p>
          </table:table-cell>
          <table:table-cell office:value-type="float" office:value="5.2499999999999997E-4" table:formula="of:=[.V3]" table:style-name="ce2">
            <text:p>0,000525</text:p>
          </table:table-cell>
          <table:table-cell office:value-type="float" office:value="5.2499999999999997E-4" table:formula="of:=[.W3]" table:style-name="ce2">
            <text:p>0,000525</text:p>
          </table:table-cell>
          <table:table-cell office:value-type="float" office:value="5.2499999999999997E-4" table:formula="of:=[.X3]" table:style-name="ce2">
            <text:p>0,000525</text:p>
          </table:table-cell>
          <table:table-cell office:value-type="float" office:value="5.2499999999999997E-4" table:formula="of:=[.Y3]" table:style-name="ce2">
            <text:p>0,000525</text:p>
          </table:table-cell>
          <table:table-cell office:value-type="float" office:value="5.2499999999999997E-4" table:formula="of:=[.Z3]" table:style-name="ce2">
            <text:p>0,000525</text:p>
          </table:table-cell>
          <table:table-cell office:value-type="float" office:value="5.2499999999999997E-4" table:formula="of:=[.AA3]" table:style-name="ce2">
            <text:p>0,000525</text:p>
          </table:table-cell>
          <table:table-cell office:value-type="float" office:value="5.2499999999999997E-4" table:formula="of:=[.AB3]" table:style-name="ce2">
            <text:p>0,000525</text:p>
          </table:table-cell>
          <table:table-cell office:value-type="float" office:value="5.2499999999999997E-4" table:formula="of:=[.AC3]" table:style-name="ce2">
            <text:p>0,000525</text:p>
          </table:table-cell>
          <table:table-cell office:value-type="float" office:value="5.2499999999999997E-4" table:formula="of:=[.AD3]" table:style-name="ce2">
            <text:p>0,000525</text:p>
          </table:table-cell>
          <table:table-cell office:value-type="float" office:value="5.2499999999999997E-4" table:formula="of:=[.AE3]" table:style-name="ce2">
            <text:p>0,000525</text:p>
          </table:table-cell>
          <table:table-cell office:value-type="float" office:value="5.2499999999999997E-4" table:formula="of:=[.AF3]" table:style-name="ce2">
            <text:p>0,000525</text:p>
          </table:table-cell>
          <table:table-cell office:value-type="float" office:value="5.2499999999999997E-4" table:formula="of:=[.AG3]" table:style-name="ce2">
            <text:p>0,000525</text:p>
          </table:table-cell>
          <table:table-cell office:value-type="float" office:value="5.2499999999999997E-4" table:formula="of:=[.AH3]" table:style-name="ce2">
            <text:p>0,000525</text:p>
          </table:table-cell>
          <table:table-cell office:value-type="float" office:value="5.2499999999999997E-4" table:formula="of:=[.AI3]" table:style-name="ce2">
            <text:p>0,000525</text:p>
          </table:table-cell>
          <table:table-cell office:value-type="float" office:value="5.2499999999999997E-4" table:formula="of:=[.AJ3]" table:style-name="ce2">
            <text:p>0,000525</text:p>
          </table:table-cell>
          <table:table-cell office:value-type="float" office:value="5.2499999999999997E-4" table:formula="of:=[.AK3]" table:style-name="ce2">
            <text:p>0,000525</text:p>
          </table:table-cell>
          <table:table-cell office:value-type="float" office:value="5.2499999999999997E-4" table:formula="of:=[.AL3]" table:style-name="ce2">
            <text:p>0,000525</text:p>
          </table:table-cell>
          <table:table-cell office:value-type="float" office:value="5.2499999999999997E-4" table:formula="of:=[.AM3]" table:style-name="ce2">
            <text:p>0,000525</text:p>
          </table:table-cell>
          <table:table-cell office:value-type="float" office:value="5.2499999999999997E-4" table:formula="of:=[.AN3]" table:style-name="ce2">
            <text:p>0,000525</text:p>
          </table:table-cell>
          <table:table-cell office:value-type="float" office:value="5.2499999999999997E-4" table:formula="of:=[.AO3]" table:style-name="ce2">
            <text:p>0,000525</text:p>
          </table:table-cell>
          <table:table-cell office:value-type="float" office:value="5.2499999999999997E-4" table:formula="of:=[.AP3]" table:style-name="ce2">
            <text:p>0,000525</text:p>
          </table:table-cell>
          <table:table-cell office:value-type="float" office:value="5.2499999999999997E-4" table:formula="of:=[.AQ3]" table:style-name="ce2">
            <text:p>0,000525</text:p>
          </table:table-cell>
          <table:table-cell office:value-type="float" office:value="5.2499999999999997E-4" table:formula="of:=[.AR3]" table:style-name="ce2">
            <text:p>0,000525</text:p>
          </table:table-cell>
          <table:table-cell office:value-type="float" office:value="5.2499999999999997E-4" table:formula="of:=[.AS3]" table:style-name="ce2">
            <text:p>0,000525</text:p>
          </table:table-cell>
          <table:table-cell office:value-type="float" office:value="5.2499999999999997E-4" table:formula="of:=[.AT3]" table:style-name="ce2">
            <text:p>0,000525</text:p>
          </table:table-cell>
          <table:table-cell office:value-type="float" office:value="5.2499999999999997E-4" table:formula="of:=[.AU3]" table:style-name="ce2">
            <text:p>0,000525</text:p>
          </table:table-cell>
          <table:table-cell office:value-type="float" office:value="5.2499999999999997E-4" table:formula="of:=[.AV3]" table:style-name="ce2">
            <text:p>0,000525</text:p>
          </table:table-cell>
          <table:table-cell office:value-type="float" office:value="5.2499999999999997E-4" table:formula="of:=[.AW3]" table:style-name="ce2">
            <text:p>0,000525</text:p>
          </table:table-cell>
          <table:table-cell office:value-type="float" office:value="5.2499999999999997E-4" table:formula="of:=[.AX3]" table:style-name="ce2">
            <text:p>0,000525</text:p>
          </table:table-cell>
          <table:table-cell office:value-type="float" office:value="5.2499999999999997E-4" table:formula="of:=[.AY3]" table:style-name="ce2">
            <text:p>0,000525</text:p>
          </table:table-cell>
          <table:table-cell office:value-type="float" office:value="5.2499999999999997E-4" table:formula="of:=[.AZ3]" table:style-name="ce2">
            <text:p>0,000525</text:p>
          </table:table-cell>
          <table:table-cell office:value-type="float" office:value="5.2499999999999997E-4" table:formula="of:=[.BA3]" table:style-name="ce2">
            <text:p>0,000525</text:p>
          </table:table-cell>
          <table:table-cell office:value-type="float" office:value="5.2499999999999997E-4" table:formula="of:=[.BB3]" table:style-name="ce2">
            <text:p>0,000525</text:p>
          </table:table-cell>
          <table:table-cell office:value-type="float" office:value="5.2499999999999997E-4" table:formula="of:=[.BC3]" table:style-name="ce2">
            <text:p>0,000525</text:p>
          </table:table-cell>
          <table:table-cell office:value-type="float" office:value="5.2499999999999997E-4" table:formula="of:=[.BD3]" table:style-name="ce2">
            <text:p>0,000525</text:p>
          </table:table-cell>
          <table:table-cell office:value-type="float" office:value="5.2499999999999997E-4" table:formula="of:=[.BE3]" table:style-name="ce2">
            <text:p>0,000525</text:p>
          </table:table-cell>
          <table:table-cell office:value-type="float" office:value="5.2499999999999997E-4" table:formula="of:=[.BF3]" table:style-name="ce2">
            <text:p>0,000525</text:p>
          </table:table-cell>
          <table:table-cell office:value-type="float" office:value="5.2499999999999997E-4" table:formula="of:=[.BG3]" table:style-name="ce2">
            <text:p>0,000525</text:p>
          </table:table-cell>
          <table:table-cell office:value-type="float" office:value="5.2499999999999997E-4" table:formula="of:=[.BH3]" table:style-name="ce2">
            <text:p>0,000525</text:p>
          </table:table-cell>
          <table:table-cell office:value-type="float" office:value="5.2499999999999997E-4" table:formula="of:=[.BI3]" table:style-name="ce2">
            <text:p>0,000525</text:p>
          </table:table-cell>
          <table:table-cell office:value-type="float" office:value="5.2499999999999997E-4" table:formula="of:=[.BJ3]" table:style-name="ce2">
            <text:p>0,000525</text:p>
          </table:table-cell>
          <table:table-cell office:value-type="float" office:value="5.2499999999999997E-4" table:formula="of:=[.BK3]" table:style-name="ce2">
            <text:p>0,000525</text:p>
          </table:table-cell>
          <table:table-cell office:value-type="float" office:value="5.2499999999999997E-4" table:formula="of:=[.BL3]" table:style-name="ce2">
            <text:p>0,000525</text:p>
          </table:table-cell>
          <table:table-cell office:value-type="float" office:value="5.2499999999999997E-4" table:formula="of:=[.BM3]" table:style-name="ce2">
            <text:p>0,000525</text:p>
          </table:table-cell>
          <table:table-cell office:value-type="float" office:value="5.2499999999999997E-4" table:formula="of:=[.BN3]" table:style-name="ce2">
            <text:p>0,000525</text:p>
          </table:table-cell>
          <table:table-cell office:value-type="float" office:value="5.2499999999999997E-4" table:formula="of:=[.BO3]" table:style-name="ce2">
            <text:p>0,000525</text:p>
          </table:table-cell>
          <table:table-cell office:value-type="float" office:value="5.2499999999999997E-4" table:formula="of:=[.BP3]" table:style-name="ce2">
            <text:p>0,000525</text:p>
          </table:table-cell>
          <table:table-cell office:value-type="float" office:value="5.2499999999999997E-4" table:formula="of:=[.BQ3]" table:style-name="ce2">
            <text:p>0,000525</text:p>
          </table:table-cell>
          <table:table-cell office:value-type="float" office:value="5.2499999999999997E-4" table:formula="of:=[.BR3]" table:style-name="ce2">
            <text:p>0,000525</text:p>
          </table:table-cell>
          <table:table-cell office:value-type="float" office:value="5.2499999999999997E-4" table:formula="of:=[.BS3]" table:style-name="ce2">
            <text:p>0,000525</text:p>
          </table:table-cell>
          <table:table-cell office:value-type="float" office:value="5.2499999999999997E-4" table:formula="of:=[.BT3]" table:style-name="ce2">
            <text:p>0,000525</text:p>
          </table:table-cell>
          <table:table-cell office:value-type="float" office:value="5.2499999999999997E-4" table:formula="of:=[.BU3]" table:style-name="ce2">
            <text:p>0,000525</text:p>
          </table:table-cell>
          <table:table-cell office:value-type="float" office:value="5.2499999999999997E-4" table:formula="of:=[.BV3]" table:style-name="ce2">
            <text:p>0,000525</text:p>
          </table:table-cell>
          <table:table-cell office:value-type="float" office:value="5.2499999999999997E-4" table:formula="of:=[.BW3]" table:style-name="ce2">
            <text:p>0,000525</text:p>
          </table:table-cell>
          <table:table-cell office:value-type="float" office:value="5.2499999999999997E-4" table:formula="of:=[.BX3]" table:style-name="ce2">
            <text:p>0,000525</text:p>
          </table:table-cell>
          <table:table-cell office:value-type="float" office:value="5.2499999999999997E-4" table:formula="of:=[.BY3]" table:style-name="ce2">
            <text:p>0,000525</text:p>
          </table:table-cell>
          <table:table-cell office:value-type="float" office:value="5.2499999999999997E-4" table:formula="of:=[.BZ3]" table:style-name="ce2">
            <text:p>0,000525</text:p>
          </table:table-cell>
          <table:table-cell office:value-type="float" office:value="5.2499999999999997E-4" table:formula="of:=[.CA3]" table:style-name="ce2">
            <text:p>0,000525</text:p>
          </table:table-cell>
          <table:table-cell office:value-type="float" office:value="5.2499999999999997E-4" table:formula="of:=[.CB3]" table:style-name="ce2">
            <text:p>0,000525</text:p>
          </table:table-cell>
          <table:table-cell office:value-type="float" office:value="5.2499999999999997E-4" table:formula="of:=[.CC3]" table:style-name="ce2">
            <text:p>0,000525</text:p>
          </table:table-cell>
          <table:table-cell office:value-type="float" office:value="5.2499999999999997E-4" table:formula="of:=[.CD3]" table:style-name="ce2">
            <text:p>0,000525</text:p>
          </table:table-cell>
          <table:table-cell office:value-type="float" office:value="5.2499999999999997E-4" table:formula="of:=[.CE3]" table:style-name="ce2">
            <text:p>0,000525</text:p>
          </table:table-cell>
          <table:table-cell office:value-type="float" office:value="5.2499999999999997E-4" table:formula="of:=[.CF3]" table:style-name="ce2">
            <text:p>0,000525</text:p>
          </table:table-cell>
          <table:table-cell office:value-type="float" office:value="5.2499999999999997E-4" table:formula="of:=[.CG3]" table:style-name="ce2">
            <text:p>0,000525</text:p>
          </table:table-cell>
          <table:table-cell office:value-type="float" office:value="5.2499999999999997E-4" table:formula="of:=[.CH3]" table:style-name="ce2">
            <text:p>0,000525</text:p>
          </table:table-cell>
          <table:table-cell office:value-type="float" office:value="5.2499999999999997E-4" table:formula="of:=[.CI3]" table:style-name="ce2">
            <text:p>0,000525</text:p>
          </table:table-cell>
          <table:table-cell office:value-type="float" office:value="5.2499999999999997E-4" table:formula="of:=[.CJ3]" table:style-name="ce2">
            <text:p>0,000525</text:p>
          </table:table-cell>
          <table:table-cell office:value-type="float" office:value="5.2499999999999997E-4" table:formula="of:=[.CK3]" table:style-name="ce2">
            <text:p>0,000525</text:p>
          </table:table-cell>
          <table:table-cell office:value-type="float" office:value="5.2499999999999997E-4" table:formula="of:=[.CL3]" table:style-name="ce2">
            <text:p>0,000525</text:p>
          </table:table-cell>
          <table:table-cell office:value-type="float" office:value="5.2499999999999997E-4" table:formula="of:=[.CM3]" table:style-name="ce2">
            <text:p>0,000525</text:p>
          </table:table-cell>
          <table:table-cell office:value-type="float" office:value="5.2499999999999997E-4" table:formula="of:=[.CN3]" table:style-name="ce2">
            <text:p>0,000525</text:p>
          </table:table-cell>
          <table:table-cell office:value-type="float" office:value="5.2499999999999997E-4" table:formula="of:=[.CO3]" table:style-name="ce2">
            <text:p>0,000525</text:p>
          </table:table-cell>
          <table:table-cell office:value-type="float" office:value="5.2499999999999997E-4" table:formula="of:=[.CP3]" table:style-name="ce2">
            <text:p>0,000525</text:p>
          </table:table-cell>
          <table:table-cell office:value-type="float" office:value="5.2499999999999997E-4" table:formula="of:=[.CQ3]" table:style-name="ce2">
            <text:p>0,000525</text:p>
          </table:table-cell>
          <table:table-cell office:value-type="float" office:value="5.2499999999999997E-4" table:formula="of:=[.CR3]" table:style-name="ce2">
            <text:p>0,000525</text:p>
          </table:table-cell>
          <table:table-cell office:value-type="float" office:value="5.2499999999999997E-4" table:formula="of:=[.CS3]" table:style-name="ce2">
            <text:p>0,000525</text:p>
          </table:table-cell>
          <table:table-cell office:value-type="float" office:value="5.2499999999999997E-4" table:formula="of:=[.CT3]" table:style-name="ce2">
            <text:p>0,000525</text:p>
          </table:table-cell>
          <table:table-cell office:value-type="float" office:value="5.2499999999999997E-4" table:formula="of:=[.CU3]" table:style-name="ce2">
            <text:p>0,000525</text:p>
          </table:table-cell>
          <table:table-cell office:value-type="float" office:value="5.2499999999999997E-4" table:formula="of:=[.CV3]" table:style-name="ce2">
            <text:p>0,000525</text:p>
          </table:table-cell>
          <table:table-cell office:value-type="float" office:value="5.2499999999999997E-4" table:formula="of:=[.CW3]" table:style-name="ce2">
            <text:p>0,000525</text:p>
          </table:table-cell>
          <table:table-cell office:value-type="float" office:value="5.2499999999999997E-4" table:formula="of:=[.CX3]" table:style-name="ce2">
            <text:p>0,000525</text:p>
          </table:table-cell>
          <table:table-cell office:value-type="float" office:value="5.2499999999999997E-4" table:formula="of:=[.CY3]" table:style-name="ce2">
            <text:p>0,000525</text:p>
          </table:table-cell>
          <table:table-cell office:value-type="float" office:value="5.2499999999999997E-4" table:formula="of:=[.CZ3]" table:style-name="ce2">
            <text:p>0,000525</text:p>
          </table:table-cell>
          <table:table-cell office:value-type="float" office:value="5.2499999999999997E-4" table:formula="of:=[.DA3]" table:style-name="ce2">
            <text:p>0,000525</text:p>
          </table:table-cell>
          <table:table-cell office:value-type="float" office:value="5.2499999999999997E-4" table:formula="of:=[.DB3]" table:style-name="ce2">
            <text:p>0,000525</text:p>
          </table:table-cell>
          <table:table-cell office:value-type="float" office:value="5.2499999999999997E-4" table:formula="of:=[.DC3]" table:style-name="ce2">
            <text:p>0,000525</text:p>
          </table:table-cell>
          <table:table-cell office:value-type="float" office:value="5.2499999999999997E-4" table:formula="of:=[.DD3]" table:style-name="ce2">
            <text:p>0,000525</text:p>
          </table:table-cell>
          <table:table-cell office:value-type="float" office:value="5.2499999999999997E-4" table:formula="of:=[.DE3]" table:style-name="ce2">
            <text:p>0,000525</text:p>
          </table:table-cell>
          <table:table-cell office:value-type="float" office:value="5.2499999999999997E-4" table:formula="of:=[.DF3]" table:style-name="ce2">
            <text:p>0,000525</text:p>
          </table:table-cell>
          <table:table-cell office:value-type="float" office:value="5.2499999999999997E-4" table:formula="of:=[.DG3]" table:style-name="ce2">
            <text:p>0,000525</text:p>
          </table:table-cell>
          <table:table-cell office:value-type="float" office:value="5.2499999999999997E-4" table:formula="of:=[.DH3]" table:style-name="ce2">
            <text:p>0,000525</text:p>
          </table:table-cell>
          <table:table-cell office:value-type="float" office:value="5.2499999999999997E-4" table:formula="of:=[.DI3]" table:style-name="ce2">
            <text:p>0,000525</text:p>
          </table:table-cell>
          <table:table-cell office:value-type="float" office:value="5.2499999999999997E-4" table:formula="of:=[.DJ3]" table:style-name="ce2">
            <text:p>0,000525</text:p>
          </table:table-cell>
          <table:table-cell office:value-type="float" office:value="5.2499999999999997E-4" table:formula="of:=[.DK3]" table:style-name="ce2">
            <text:p>0,000525</text:p>
          </table:table-cell>
          <table:table-cell office:value-type="float" office:value="5.2499999999999997E-4" table:formula="of:=[.DL3]" table:style-name="ce2">
            <text:p>0,000525</text:p>
          </table:table-cell>
          <table:table-cell office:value-type="float" office:value="5.2499999999999997E-4" table:formula="of:=[.DM3]" table:style-name="ce2">
            <text:p>0,000525</text:p>
          </table:table-cell>
          <table:table-cell office:value-type="float" office:value="5.2499999999999997E-4" table:formula="of:=[.DN3]" table:style-name="ce2">
            <text:p>0,000525</text:p>
          </table:table-cell>
          <table:table-cell office:value-type="float" office:value="5.2499999999999997E-4" table:formula="of:=[.DO3]" table:style-name="ce2">
            <text:p>0,000525</text:p>
          </table:table-cell>
          <table:table-cell office:value-type="float" office:value="5.2499999999999997E-4" table:formula="of:=[.DP3]" table:style-name="ce2">
            <text:p>0,000525</text:p>
          </table:table-cell>
          <table:table-cell office:value-type="float" office:value="5.2499999999999997E-4" table:formula="of:=[.DQ3]" table:style-name="ce2">
            <text:p>0,000525</text:p>
          </table:table-cell>
          <table:table-cell office:value-type="float" office:value="5.2499999999999997E-4" table:formula="of:=[.DR3]" table:style-name="ce2">
            <text:p>0,000525</text:p>
          </table:table-cell>
          <table:table-cell office:value-type="float" office:value="5.2499999999999997E-4" table:formula="of:=[.DS3]" table:style-name="ce2">
            <text:p>0,000525</text:p>
          </table:table-cell>
          <table:table-cell office:value-type="float" office:value="5.2499999999999997E-4" table:formula="of:=[.DT3]" table:style-name="ce2">
            <text:p>0,000525</text:p>
          </table:table-cell>
          <table:table-cell office:value-type="float" office:value="5.2499999999999997E-4" table:formula="of:=[.DU3]" table:style-name="ce2">
            <text:p>0,000525</text:p>
          </table:table-cell>
          <table:table-cell office:value-type="float" office:value="5.2499999999999997E-4" table:formula="of:=[.DV3]" table:style-name="ce2">
            <text:p>0,000525</text:p>
          </table:table-cell>
          <table:table-cell office:value-type="float" office:value="5.2499999999999997E-4" table:formula="of:=[.DW3]" table:style-name="ce2">
            <text:p>0,000525</text:p>
          </table:table-cell>
          <table:table-cell office:value-type="float" office:value="5.2499999999999997E-4" table:formula="of:=[.DX3]" table:style-name="ce2">
            <text:p>0,000525</text:p>
          </table:table-cell>
          <table:table-cell office:value-type="float" office:value="5.2499999999999997E-4" table:formula="of:=[.DY3]" table:style-name="ce2">
            <text:p>0,000525</text:p>
          </table:table-cell>
          <table:table-cell office:value-type="float" office:value="5.2499999999999997E-4" table:formula="of:=[.DZ3]" table:style-name="ce2">
            <text:p>0,000525</text:p>
          </table:table-cell>
          <table:table-cell office:value-type="float" office:value="5.2499999999999997E-4" table:formula="of:=[.EA3]" table:style-name="ce2">
            <text:p>0,000525</text:p>
          </table:table-cell>
          <table:table-cell office:value-type="float" office:value="5.2499999999999997E-4" table:formula="of:=[.EB3]" table:style-name="ce2">
            <text:p>0,000525</text:p>
          </table:table-cell>
          <table:table-cell office:value-type="float" office:value="5.2499999999999997E-4" table:formula="of:=[.EC3]" table:style-name="ce2">
            <text:p>0,000525</text:p>
          </table:table-cell>
          <table:table-cell office:value-type="float" office:value="5.2499999999999997E-4" table:formula="of:=[.ED3]" table:style-name="ce2">
            <text:p>0,000525</text:p>
          </table:table-cell>
          <table:table-cell office:value-type="float" office:value="5.2499999999999997E-4" table:formula="of:=[.EE3]" table:style-name="ce2">
            <text:p>0,000525</text:p>
          </table:table-cell>
          <table:table-cell office:value-type="float" office:value="5.2499999999999997E-4" table:formula="of:=[.EF3]" table:style-name="ce2">
            <text:p>0,000525</text:p>
          </table:table-cell>
          <table:table-cell office:value-type="float" office:value="5.2499999999999997E-4" table:formula="of:=[.EG3]" table:style-name="ce2">
            <text:p>0,000525</text:p>
          </table:table-cell>
          <table:table-cell office:value-type="float" office:value="5.2499999999999997E-4" table:formula="of:=[.EH3]" table:style-name="ce2">
            <text:p>0,000525</text:p>
          </table:table-cell>
          <table:table-cell office:value-type="float" office:value="5.2499999999999997E-4" table:formula="of:=[.EI3]" table:style-name="ce2">
            <text:p>0,000525</text:p>
          </table:table-cell>
          <table:table-cell office:value-type="float" office:value="5.2499999999999997E-4" table:formula="of:=[.EJ3]" table:style-name="ce2">
            <text:p>0,000525</text:p>
          </table:table-cell>
          <table:table-cell office:value-type="float" office:value="5.2499999999999997E-4" table:formula="of:=[.EK3]" table:style-name="ce2">
            <text:p>0,000525</text:p>
          </table:table-cell>
          <table:table-cell office:value-type="float" office:value="5.2499999999999997E-4" table:formula="of:=[.EL3]" table:style-name="ce2">
            <text:p>0,000525</text:p>
          </table:table-cell>
          <table:table-cell office:value-type="float" office:value="5.2499999999999997E-4" table:formula="of:=[.EM3]" table:style-name="ce2">
            <text:p>0,000525</text:p>
          </table:table-cell>
          <table:table-cell office:value-type="float" office:value="5.2499999999999997E-4" table:formula="of:=[.EN3]" table:style-name="ce2">
            <text:p>0,000525</text:p>
          </table:table-cell>
          <table:table-cell office:value-type="float" office:value="5.2499999999999997E-4" table:formula="of:=[.EO3]" table:style-name="ce2">
            <text:p>0,000525</text:p>
          </table:table-cell>
          <table:table-cell office:value-type="float" office:value="5.2499999999999997E-4" table:formula="of:=[.EP3]" table:style-name="ce2">
            <text:p>0,000525</text:p>
          </table:table-cell>
          <table:table-cell office:value-type="float" office:value="5.2499999999999997E-4" table:formula="of:=[.EQ3]" table:style-name="ce2">
            <text:p>0,000525</text:p>
          </table:table-cell>
          <table:table-cell office:value-type="float" office:value="5.2499999999999997E-4" table:formula="of:=[.ER3]" table:style-name="ce2">
            <text:p>0,000525</text:p>
          </table:table-cell>
          <table:table-cell office:value-type="float" office:value="5.2499999999999997E-4" table:formula="of:=[.ES3]" table:style-name="ce2">
            <text:p>0,000525</text:p>
          </table:table-cell>
          <table:table-cell office:value-type="float" office:value="5.2499999999999997E-4" table:formula="of:=[.ET3]" table:style-name="ce2">
            <text:p>0,000525</text:p>
          </table:table-cell>
          <table:table-cell office:value-type="float" office:value="5.2499999999999997E-4" table:formula="of:=[.EU3]" table:style-name="ce2">
            <text:p>0,000525</text:p>
          </table:table-cell>
          <table:table-cell office:value-type="float" office:value="5.2499999999999997E-4" table:formula="of:=[.EV3]" table:style-name="ce2">
            <text:p>0,000525</text:p>
          </table:table-cell>
          <table:table-cell office:value-type="float" office:value="5.2499999999999997E-4" table:formula="of:=[.EW3]" table:style-name="ce2">
            <text:p>0,000525</text:p>
          </table:table-cell>
          <table:table-cell office:value-type="float" office:value="5.2499999999999997E-4" table:formula="of:=[.EX3]" table:style-name="ce2">
            <text:p>0,000525</text:p>
          </table:table-cell>
          <table:table-cell office:value-type="float" office:value="5.2499999999999997E-4" table:formula="of:=[.EY3]" table:style-name="ce2">
            <text:p>0,000525</text:p>
          </table:table-cell>
          <table:table-cell office:value-type="float" office:value="5.2499999999999997E-4" table:formula="of:=[.EZ3]" table:style-name="ce2">
            <text:p>0,000525</text:p>
          </table:table-cell>
          <table:table-cell office:value-type="float" office:value="5.2499999999999997E-4" table:formula="of:=[.FA3]" table:style-name="ce2">
            <text:p>0,000525</text:p>
          </table:table-cell>
          <table:table-cell office:value-type="float" office:value="5.2499999999999997E-4" table:formula="of:=[.FB3]" table:style-name="ce2">
            <text:p>0,000525</text:p>
          </table:table-cell>
          <table:table-cell office:value-type="float" office:value="5.2499999999999997E-4" table:formula="of:=[.FC3]" table:style-name="ce2">
            <text:p>0,000525</text:p>
          </table:table-cell>
          <table:table-cell office:value-type="float" office:value="5.2499999999999997E-4" table:formula="of:=[.FD3]" table:style-name="ce2">
            <text:p>0,000525</text:p>
          </table:table-cell>
          <table:table-cell office:value-type="float" office:value="5.2499999999999997E-4" table:formula="of:=[.FE3]" table:style-name="ce2">
            <text:p>0,000525</text:p>
          </table:table-cell>
          <table:table-cell office:value-type="float" office:value="5.2499999999999997E-4" table:formula="of:=[.FF3]" table:style-name="ce2">
            <text:p>0,000525</text:p>
          </table:table-cell>
          <table:table-cell office:value-type="float" office:value="5.2499999999999997E-4" table:formula="of:=[.FG3]" table:style-name="ce2">
            <text:p>0,000525</text:p>
          </table:table-cell>
          <table:table-cell office:value-type="float" office:value="5.2499999999999997E-4" table:formula="of:=[.FH3]" table:style-name="ce2">
            <text:p>0,000525</text:p>
          </table:table-cell>
          <table:table-cell office:value-type="float" office:value="5.2499999999999997E-4" table:formula="of:=[.FI3]" table:style-name="ce2">
            <text:p>0,000525</text:p>
          </table:table-cell>
          <table:table-cell office:value-type="float" office:value="5.2499999999999997E-4" table:formula="of:=[.FJ3]" table:style-name="ce2">
            <text:p>0,000525</text:p>
          </table:table-cell>
          <table:table-cell office:value-type="float" office:value="5.2499999999999997E-4" table:formula="of:=[.FK3]" table:style-name="ce2">
            <text:p>0,000525</text:p>
          </table:table-cell>
          <table:table-cell office:value-type="float" office:value="5.2499999999999997E-4" table:formula="of:=[.FL3]" table:style-name="ce2">
            <text:p>0,000525</text:p>
          </table:table-cell>
          <table:table-cell office:value-type="float" office:value="5.2499999999999997E-4" table:formula="of:=[.FM3]" table:style-name="ce2">
            <text:p>0,000525</text:p>
          </table:table-cell>
          <table:table-cell office:value-type="float" office:value="5.2499999999999997E-4" table:formula="of:=[.FN3]" table:style-name="ce2">
            <text:p>0,000525</text:p>
          </table:table-cell>
          <table:table-cell office:value-type="float" office:value="5.2499999999999997E-4" table:formula="of:=[.FO3]" table:style-name="ce2">
            <text:p>0,000525</text:p>
          </table:table-cell>
          <table:table-cell office:value-type="float" office:value="5.2499999999999997E-4" table:formula="of:=[.FP3]" table:style-name="ce2">
            <text:p>0,000525</text:p>
          </table:table-cell>
          <table:table-cell office:value-type="float" office:value="5.2499999999999997E-4" table:formula="of:=[.FQ3]" table:style-name="ce2">
            <text:p>0,000525</text:p>
          </table:table-cell>
          <table:table-cell office:value-type="float" office:value="5.2499999999999997E-4" table:formula="of:=[.FR3]" table:style-name="ce2">
            <text:p>0,000525</text:p>
          </table:table-cell>
          <table:table-cell office:value-type="float" office:value="5.2499999999999997E-4" table:formula="of:=[.FS3]" table:style-name="ce2">
            <text:p>0,000525</text:p>
          </table:table-cell>
          <table:table-cell office:value-type="float" office:value="5.2499999999999997E-4" table:formula="of:=[.FT3]" table:style-name="ce2">
            <text:p>0,000525</text:p>
          </table:table-cell>
          <table:table-cell office:value-type="float" office:value="5.2499999999999997E-4" table:formula="of:=[.FU3]" table:style-name="ce2">
            <text:p>0,000525</text:p>
          </table:table-cell>
          <table:table-cell office:value-type="float" office:value="5.2499999999999997E-4" table:formula="of:=[.FV3]" table:style-name="ce2">
            <text:p>0,000525</text:p>
          </table:table-cell>
          <table:table-cell office:value-type="float" office:value="5.2499999999999997E-4" table:formula="of:=[.FW3]" table:style-name="ce2">
            <text:p>0,000525</text:p>
          </table:table-cell>
          <table:table-cell office:value-type="float" office:value="5.2499999999999997E-4" table:formula="of:=[.FX3]" table:style-name="ce2">
            <text:p>0,000525</text:p>
          </table:table-cell>
          <table:table-cell office:value-type="float" office:value="5.2499999999999997E-4" table:formula="of:=[.FY3]" table:style-name="ce2">
            <text:p>0,000525</text:p>
          </table:table-cell>
          <table:table-cell office:value-type="float" office:value="5.2499999999999997E-4" table:formula="of:=[.FZ3]" table:style-name="ce2">
            <text:p>0,000525</text:p>
          </table:table-cell>
          <table:table-cell office:value-type="float" office:value="5.2499999999999997E-4" table:formula="of:=[.GA3]" table:style-name="ce2">
            <text:p>0,000525</text:p>
          </table:table-cell>
          <table:table-cell office:value-type="float" office:value="5.2499999999999997E-4" table:formula="of:=[.GB3]" table:style-name="ce2">
            <text:p>0,000525</text:p>
          </table:table-cell>
          <table:table-cell office:value-type="float" office:value="5.2499999999999997E-4" table:formula="of:=[.GC3]" table:style-name="ce2">
            <text:p>0,000525</text:p>
          </table:table-cell>
          <table:table-cell office:value-type="float" office:value="5.2499999999999997E-4" table:formula="of:=[.GD3]" table:style-name="ce2">
            <text:p>0,000525</text:p>
          </table:table-cell>
          <table:table-cell office:value-type="float" office:value="5.2499999999999997E-4" table:formula="of:=[.GE3]" table:style-name="ce2">
            <text:p>0,000525</text:p>
          </table:table-cell>
          <table:table-cell office:value-type="float" office:value="5.2499999999999997E-4" table:formula="of:=[.GF3]" table:style-name="ce2">
            <text:p>0,000525</text:p>
          </table:table-cell>
          <table:table-cell office:value-type="float" office:value="5.2499999999999997E-4" table:formula="of:=[.GG3]" table:style-name="ce2">
            <text:p>0,000525</text:p>
          </table:table-cell>
          <table:table-cell office:value-type="float" office:value="5.2499999999999997E-4" table:formula="of:=[.GH3]" table:style-name="ce2">
            <text:p>0,000525</text:p>
          </table:table-cell>
          <table:table-cell office:value-type="float" office:value="5.2499999999999997E-4" table:formula="of:=[.GI3]" table:style-name="ce2">
            <text:p>0,000525</text:p>
          </table:table-cell>
          <table:table-cell office:value-type="float" office:value="5.2499999999999997E-4" table:formula="of:=[.GJ3]" table:style-name="ce2">
            <text:p>0,000525</text:p>
          </table:table-cell>
          <table:table-cell office:value-type="float" office:value="5.2499999999999997E-4" table:formula="of:=[.GK3]" table:style-name="ce2">
            <text:p>0,000525</text:p>
          </table:table-cell>
          <table:table-cell office:value-type="float" office:value="5.2499999999999997E-4" table:formula="of:=[.GL3]" table:style-name="ce2">
            <text:p>0,000525</text:p>
          </table:table-cell>
          <table:table-cell office:value-type="float" office:value="5.2499999999999997E-4" table:formula="of:=[.GM3]" table:style-name="ce2">
            <text:p>0,000525</text:p>
          </table:table-cell>
          <table:table-cell office:value-type="float" office:value="5.2499999999999997E-4" table:formula="of:=[.GN3]" table:style-name="ce2">
            <text:p>0,000525</text:p>
          </table:table-cell>
          <table:table-cell office:value-type="float" office:value="5.2499999999999997E-4" table:formula="of:=[.GO3]" table:style-name="ce2">
            <text:p>0,000525</text:p>
          </table:table-cell>
          <table:table-cell office:value-type="float" office:value="5.2499999999999997E-4" table:formula="of:=[.GP3]" table:style-name="ce2">
            <text:p>0,000525</text:p>
          </table:table-cell>
          <table:table-cell office:value-type="float" office:value="5.2499999999999997E-4" table:formula="of:=[.GQ3]" table:style-name="ce2">
            <text:p>0,000525</text:p>
          </table:table-cell>
          <table:table-cell office:value-type="float" office:value="5.2499999999999997E-4" table:formula="of:=[.GR3]" table:style-name="ce2">
            <text:p>0,000525</text:p>
          </table:table-cell>
          <table:table-cell table:number-columns-repeated="300" table:style-name="ce2"/>
          <table:table-cell table:number-columns-repeated="15883"/>
        </table:table-row>
        <table:table-row table:style-name="ro2">
          <table:table-cell office:value-type="string" table:style-name="ce2">
            <text:p>x_PSU</text:p>
          </table:table-cell>
          <table:table-cell office:value-type="float" office:value="1100" table:style-name="ce2">
            <text:p>1100</text:p>
          </table:table-cell>
          <table:table-cell office:value-type="float" office:value="1047.6190476190475" table:formula="of:=[.B4]/1.05" table:style-name="ce2">
            <text:p>1047,619048</text:p>
          </table:table-cell>
          <table:table-cell office:value-type="float" office:value="997.73242630385471" table:formula="of:=[.C4]/1.05" table:style-name="ce2">
            <text:p>997,7324263</text:p>
          </table:table-cell>
          <table:table-cell office:value-type="float" office:value="950.2213583846235" table:formula="of:=[.D4]/1.05" table:style-name="ce2">
            <text:p>950,2213584</text:p>
          </table:table-cell>
          <table:table-cell office:value-type="float" office:value="904.97272227106998" table:formula="of:=[.E4]/1.05" table:style-name="ce2">
            <text:p>904,9727223</text:p>
          </table:table-cell>
          <table:table-cell office:value-type="float" office:value="861.87878311530471" table:formula="of:=[.F4]/1.05" table:style-name="ce2">
            <text:p>861,8787831</text:p>
          </table:table-cell>
          <table:table-cell office:value-type="float" office:value="820.83693630029018" table:formula="of:=[.G4]/1.05" table:style-name="ce2">
            <text:p>820,8369363</text:p>
          </table:table-cell>
          <table:table-cell office:value-type="float" office:value="781.74946314313343" table:formula="of:=[.H4]/1.05" table:style-name="ce2">
            <text:p>781,7494631</text:p>
          </table:table-cell>
          <table:table-cell office:value-type="float" office:value="744.5232982315556" table:formula="of:=[.I4]/1.05" table:style-name="ce2">
            <text:p>744,5232982</text:p>
          </table:table-cell>
          <table:table-cell office:value-type="float" office:value="709.0698078395767" table:formula="of:=[.J4]/1.05" table:style-name="ce2">
            <text:p>709,0698078</text:p>
          </table:table-cell>
          <table:table-cell office:value-type="float" office:value="675.30457889483489" table:formula="of:=[.K4]/1.05" table:style-name="ce2">
            <text:p>675,3045789</text:p>
          </table:table-cell>
          <table:table-cell office:value-type="float" office:value="643.14721799508084" table:formula="of:=[.L4]/1.05" table:style-name="ce2">
            <text:p>643,147218</text:p>
          </table:table-cell>
          <table:table-cell office:value-type="float" office:value="612.52115999531509" table:formula="of:=[.M4]/1.05" table:style-name="ce2">
            <text:p>612,52116</text:p>
          </table:table-cell>
          <table:table-cell office:value-type="float" office:value="583.35348570982387" table:formula="of:=[.N4]/1.05" table:style-name="ce2">
            <text:p>583,3534857</text:p>
          </table:table-cell>
          <table:table-cell office:value-type="float" office:value="555.57474829507032" table:formula="of:=[.O4]/1.05" table:style-name="ce2">
            <text:p>555,5747483</text:p>
          </table:table-cell>
          <table:table-cell office:value-type="float" office:value="529.11880790006694" table:formula="of:=[.P4]/1.05" table:style-name="ce2">
            <text:p>529,1188079</text:p>
          </table:table-cell>
          <table:table-cell office:value-type="float" office:value="503.92267419053991" table:formula="of:=[.Q4]/1.05" table:style-name="ce2">
            <text:p>503,9226742</text:p>
          </table:table-cell>
          <table:table-cell office:value-type="float" office:value="479.92635637194275" table:formula="of:=[.R4]/1.05" table:style-name="ce2">
            <text:p>479,9263564</text:p>
          </table:table-cell>
          <table:table-cell office:value-type="float" office:value="457.07272035423119" table:formula="of:=[.S4]/1.05" table:style-name="ce2">
            <text:p>457,0727204</text:p>
          </table:table-cell>
          <table:table-cell office:value-type="float" office:value="435.30735271831543" table:formula="of:=[.T4]/1.05" table:style-name="ce2">
            <text:p>435,3073527</text:p>
          </table:table-cell>
          <table:table-cell office:value-type="float" office:value="414.5784311603004" table:formula="of:=[.U4]/1.05" table:style-name="ce2">
            <text:p>414,5784312</text:p>
          </table:table-cell>
          <table:table-cell office:value-type="float" office:value="394.83660110504798" table:formula="of:=[.V4]/1.05" table:style-name="ce2">
            <text:p>394,8366011</text:p>
          </table:table-cell>
          <table:table-cell office:value-type="float" office:value="376.03485819528379" table:formula="of:=[.W4]/1.05" table:style-name="ce2">
            <text:p>376,0348582</text:p>
          </table:table-cell>
          <table:table-cell office:value-type="float" office:value="358.12843637646074" table:formula="of:=[.X4]/1.05" table:style-name="ce2">
            <text:p>358,1284364</text:p>
          </table:table-cell>
          <table:table-cell office:value-type="float" office:value="341.07470131091497" table:formula="of:=[.Y4]/1.05" table:style-name="ce2">
            <text:p>341,0747013</text:p>
          </table:table-cell>
          <table:table-cell office:value-type="float" office:value="324.83304886753808" table:formula="of:=[.Z4]/1.05" table:style-name="ce2">
            <text:p>324,8330489</text:p>
          </table:table-cell>
          <table:table-cell office:value-type="float" office:value="309.36480844527438" table:formula="of:=[.AA4]/1.05" table:style-name="ce2">
            <text:p>309,3648084</text:p>
          </table:table-cell>
          <table:table-cell office:value-type="float" office:value="294.63315090026128" table:formula="of:=[.AB4]/1.05" table:style-name="ce2">
            <text:p>294,6331509</text:p>
          </table:table-cell>
          <table:table-cell office:value-type="float" office:value="280.60300085739169" table:formula="of:=[.AC4]/1.05" table:style-name="ce2">
            <text:p>280,6030009</text:p>
          </table:table-cell>
          <table:table-cell office:value-type="float" office:value="267.24095319751586" table:formula="of:=[.AD4]/1.05" table:style-name="ce2">
            <text:p>267,2409532</text:p>
          </table:table-cell>
          <table:table-cell office:value-type="float" office:value="254.51519352144368" table:formula="of:=[.AE4]/1.05" table:style-name="ce2">
            <text:p>254,5151935</text:p>
          </table:table-cell>
          <table:table-cell office:value-type="float" office:value="242.39542240137493" table:formula="of:=[.AF4]/1.05" table:style-name="ce2">
            <text:p>242,3954224</text:p>
          </table:table-cell>
          <table:table-cell office:value-type="float" office:value="230.85278323940469" table:formula="of:=[.AG4]/1.05" table:style-name="ce2">
            <text:p>230,8527832</text:p>
          </table:table-cell>
          <table:table-cell office:value-type="float" office:value="219.8597935613378" table:formula="of:=[.AH4]/1.05" table:style-name="ce2">
            <text:p>219,8597936</text:p>
          </table:table-cell>
          <table:table-cell office:value-type="float" office:value="209.39027958222647" table:formula="of:=[.AI4]/1.05" table:style-name="ce2">
            <text:p>209,3902796</text:p>
          </table:table-cell>
          <table:table-cell office:value-type="float" office:value="199.41931388783473" table:formula="of:=[.AJ4]/1.05" table:style-name="ce2">
            <text:p>199,4193139</text:p>
          </table:table-cell>
          <table:table-cell office:value-type="float" office:value="189.92315608365212" table:formula="of:=[.AK4]/1.05" table:style-name="ce2">
            <text:p>189,9231561</text:p>
          </table:table-cell>
          <table:table-cell office:value-type="float" office:value="180.87919627014486" table:formula="of:=[.AL4]/1.05" table:style-name="ce2">
            <text:p>180,8791963</text:p>
          </table:table-cell>
          <table:table-cell office:value-type="float" office:value="172.26590120966176" table:formula="of:=[.AM4]/1.05" table:style-name="ce2">
            <text:p>172,2659012</text:p>
          </table:table-cell>
          <table:table-cell office:value-type="float" office:value="164.06276305682073" table:formula="of:=[.AN4]/1.05" table:style-name="ce2">
            <text:p>164,0627631</text:p>
          </table:table-cell>
          <table:table-cell office:value-type="float" office:value="156.25025053030544" table:formula="of:=[.AO4]/1.05" table:style-name="ce2">
            <text:p>156,2502505</text:p>
          </table:table-cell>
          <table:table-cell office:value-type="float" office:value="148.80976240981468" table:formula="of:=[.AP4]/1.05" table:style-name="ce2">
            <text:p>148,8097624</text:p>
          </table:table-cell>
          <table:table-cell office:value-type="float" office:value="141.72358324744255" table:formula="of:=[.AQ4]/1.05" table:style-name="ce2">
            <text:p>141,7235832</text:p>
          </table:table-cell>
          <table:table-cell office:value-type="float" office:value="134.97484118804053" table:formula="of:=[.AR4]/1.05" table:style-name="ce2">
            <text:p>134,9748412</text:p>
          </table:table-cell>
          <table:table-cell office:value-type="float" office:value="128.54746779813382" table:formula="of:=[.AS4]/1.05" table:style-name="ce2">
            <text:p>128,5474678</text:p>
          </table:table-cell>
          <table:table-cell office:value-type="float" office:value="122.42615980774649" table:formula="of:=[.AT4]/1.05" table:style-name="ce2">
            <text:p>122,4261598</text:p>
          </table:table-cell>
          <table:table-cell office:value-type="float" office:value="116.59634267404427" table:formula="of:=[.AU4]/1.05" table:style-name="ce2">
            <text:p>116,5963427</text:p>
          </table:table-cell>
          <table:table-cell office:value-type="float" office:value="111.04413588004215" table:formula="of:=[.AV4]/1.05" table:style-name="ce2">
            <text:p>111,0441359</text:p>
          </table:table-cell>
          <table:table-cell office:value-type="float" office:value="105.75631988575442" table:formula="of:=[.AW4]/1.05" table:style-name="ce2">
            <text:p>105,7563199</text:p>
          </table:table-cell>
          <table:table-cell office:value-type="float" office:value="100.72030465309945" table:formula="of:=[.AX4]/1.05" table:style-name="ce2">
            <text:p>100,7203047</text:p>
          </table:table-cell>
          <table:table-cell office:value-type="float" office:value="95.924099669618514" table:formula="of:=[.AY4]/1.05" table:style-name="ce2">
            <text:p>95,92409967</text:p>
          </table:table-cell>
          <table:table-cell office:value-type="float" office:value="91.356285399636675" table:formula="of:=[.AZ4]/1.05" table:style-name="ce2">
            <text:p>91,3562854</text:p>
          </table:table-cell>
          <table:table-cell office:value-type="float" office:value="87.005986094892066" table:formula="of:=[.BA4]/1.05" table:style-name="ce2">
            <text:p>87,00598609</text:p>
          </table:table-cell>
          <table:table-cell office:value-type="float" office:value="82.8628438998972" table:formula="of:=[.BB4]/1.05" table:style-name="ce2">
            <text:p>82,8628439</text:p>
          </table:table-cell>
          <table:table-cell office:value-type="float" office:value="78.916994190378276" table:formula="of:=[.BC4]/1.05" table:style-name="ce2">
            <text:p>78,91699419</text:p>
          </table:table-cell>
          <table:table-cell office:value-type="float" office:value="75.15904208607455" table:formula="of:=[.BD4]/1.05" table:style-name="ce2">
            <text:p>75,15904209</text:p>
          </table:table-cell>
          <table:table-cell office:value-type="float" office:value="71.580040081975753" table:formula="of:=[.BE4]/1.05" table:style-name="ce2">
            <text:p>71,58004008</text:p>
          </table:table-cell>
          <table:table-cell office:value-type="float" office:value="68.171466744738808" table:formula="of:=[.BF4]/1.05" table:style-name="ce2">
            <text:p>68,17146674</text:p>
          </table:table-cell>
          <table:table-cell office:value-type="float" office:value="64.925206423560766" table:formula="of:=[.BG4]/1.05" table:style-name="ce2">
            <text:p>64,92520642</text:p>
          </table:table-cell>
          <table:table-cell office:value-type="float" office:value="61.833529927200729" table:formula="of:=[.BH4]/1.05" table:style-name="ce2">
            <text:p>61,83352993</text:p>
          </table:table-cell>
          <table:table-cell office:value-type="float" office:value="58.889076121143546" table:formula="of:=[.BI4]/1.05" table:style-name="ce2">
            <text:p>58,88907612</text:p>
          </table:table-cell>
          <table:table-cell office:value-type="float" office:value="56.08483440108909" table:formula="of:=[.BJ4]/1.05" table:style-name="ce2">
            <text:p>56,0848344</text:p>
          </table:table-cell>
          <table:table-cell office:value-type="float" office:value="53.414128001037227" table:formula="of:=[.BK4]/1.05" table:style-name="ce2">
            <text:p>53,414128</text:p>
          </table:table-cell>
          <table:table-cell office:value-type="float" office:value="50.870598096225926" table:formula="of:=[.BL4]/1.05" table:style-name="ce2">
            <text:p>50,8705981</text:p>
          </table:table-cell>
          <table:table-cell office:value-type="float" office:value="48.448188663072308" table:formula="of:=[.BM4]/1.05" table:style-name="ce2">
            <text:p>48,44818866</text:p>
          </table:table-cell>
          <table:table-cell office:value-type="float" office:value="46.141132060068863" table:formula="of:=[.BN4]/1.05" table:style-name="ce2">
            <text:p>46,14113206</text:p>
          </table:table-cell>
          <table:table-cell office:value-type="float" office:value="43.943935295303675" table:formula="of:=[.BO4]/1.05" table:style-name="ce2">
            <text:p>43,9439353</text:p>
          </table:table-cell>
          <table:table-cell office:value-type="float" office:value="41.851366947908261" table:formula="of:=[.BP4]/1.05" table:style-name="ce2">
            <text:p>41,85136695</text:p>
          </table:table-cell>
          <table:table-cell office:value-type="float" office:value="39.858444712293583" table:formula="of:=[.BQ4]/1.05" table:style-name="ce2">
            <text:p>39,85844471</text:p>
          </table:table-cell>
          <table:table-cell office:value-type="float" office:value="37.960423535517698" table:formula="of:=[.BR4]/1.05" table:style-name="ce2">
            <text:p>37,96042354</text:p>
          </table:table-cell>
          <table:table-cell office:value-type="float" office:value="36.152784319540665" table:formula="of:=[.BS4]/1.05" table:style-name="ce2">
            <text:p>36,15278432</text:p>
          </table:table-cell>
          <table:table-cell office:value-type="float" office:value="34.431223161467301" table:formula="of:=[.BT4]/1.05" table:style-name="ce2">
            <text:p>34,43122316</text:p>
          </table:table-cell>
          <table:table-cell office:value-type="float" office:value="32.791641106159332" table:formula="of:=[.BU4]/1.05" table:style-name="ce2">
            <text:p>32,79164111</text:p>
          </table:table-cell>
          <table:table-cell office:value-type="float" office:value="31.23013438681841" table:formula="of:=[.BV4]/1.05" table:style-name="ce2">
            <text:p>31,23013439</text:p>
          </table:table-cell>
          <table:table-cell office:value-type="float" office:value="29.742985130303246" table:formula="of:=[.BW4]/1.05" table:style-name="ce2">
            <text:p>29,74298513</text:p>
          </table:table-cell>
          <table:table-cell office:value-type="float" office:value="28.32665250505071" table:formula="of:=[.BX4]/1.05" table:style-name="ce2">
            <text:p>28,32665251</text:p>
          </table:table-cell>
          <table:table-cell office:value-type="float" office:value="26.977764290524483" table:formula="of:=[.BY4]/1.05" table:style-name="ce2">
            <text:p>26,97776429</text:p>
          </table:table-cell>
          <table:table-cell office:value-type="float" office:value="25.693108848118555" table:formula="of:=[.BZ4]/1.05" table:style-name="ce2">
            <text:p>25,69310885</text:p>
          </table:table-cell>
          <table:table-cell office:value-type="float" office:value="24.469627474398624" table:formula="of:=[.CA4]/1.05" table:style-name="ce2">
            <text:p>24,46962747</text:p>
          </table:table-cell>
          <table:table-cell office:value-type="float" office:value="23.304407118474881" table:formula="of:=[.CB4]/1.05" table:style-name="ce2">
            <text:p>23,30440712</text:p>
          </table:table-cell>
          <table:table-cell office:value-type="float" office:value="22.194673446166551" table:formula="of:=[.CC4]/1.05" table:style-name="ce2">
            <text:p>22,19467345</text:p>
          </table:table-cell>
          <table:table-cell office:value-type="float" office:value="21.137784234444332" table:formula="of:=[.CD4]/1.05" table:style-name="ce2">
            <text:p>21,13778423</text:p>
          </table:table-cell>
          <table:table-cell office:value-type="float" office:value="20.131223080423172" table:formula="of:=[.CE4]/1.05" table:style-name="ce2">
            <text:p>20,13122308</text:p>
          </table:table-cell>
          <table:table-cell office:value-type="float" office:value="19.172593409926829" table:formula="of:=[.CF4]/1.05" table:style-name="ce2">
            <text:p>19,17259341</text:p>
          </table:table-cell>
          <table:table-cell office:value-type="float" office:value="18.259612771358885" table:formula="of:=[.CG4]/1.05" table:style-name="ce2">
            <text:p>18,25961277</text:p>
          </table:table-cell>
          <table:table-cell office:value-type="float" office:value="17.390107401294177" table:formula="of:=[.CH4]/1.05" table:style-name="ce2">
            <text:p>17,3901074</text:p>
          </table:table-cell>
          <table:table-cell office:value-type="float" office:value="16.562007048851598" table:formula="of:=[.CI4]/1.05" table:style-name="ce2">
            <text:p>16,56200705</text:p>
          </table:table-cell>
          <table:table-cell office:value-type="float" office:value="15.77334004652533" table:formula="of:=[.CJ4]/1.05" table:style-name="ce2">
            <text:p>15,77334005</text:p>
          </table:table-cell>
          <table:table-cell office:value-type="float" office:value="15.02222861573841" table:formula="of:=[.CK4]/1.05" table:style-name="ce2">
            <text:p>15,02222862</text:p>
          </table:table-cell>
          <table:table-cell office:value-type="float" office:value="14.306884395941342" table:formula="of:=[.CL4]/1.05" table:style-name="ce2">
            <text:p>14,3068844</text:p>
          </table:table-cell>
          <table:table-cell office:value-type="float" office:value="13.625604186610801" table:formula="of:=[.CM4]/1.05" table:style-name="ce2">
            <text:p>13,62560419</text:p>
          </table:table-cell>
          <table:table-cell office:value-type="float" office:value="12.976765892010286" table:formula="of:=[.CN4]/1.05" table:style-name="ce2">
            <text:p>12,97676589</text:p>
          </table:table-cell>
          <table:table-cell office:value-type="float" office:value="12.358824659057415" table:formula="of:=[.CO4]/1.05" table:style-name="ce2">
            <text:p>12,35882466</text:p>
          </table:table-cell>
          <table:table-cell office:value-type="float" office:value="11.7703091991023" table:formula="of:=[.CP4]/1.05" table:style-name="ce2">
            <text:p>11,7703092</text:p>
          </table:table-cell>
          <table:table-cell office:value-type="float" office:value="11.209818284859333" table:formula="of:=[.CQ4]/1.05" table:style-name="ce2">
            <text:p>11,20981828</text:p>
          </table:table-cell>
          <table:table-cell office:value-type="float" office:value="10.676017414151746" table:formula="of:=[.CR4]/1.05" table:style-name="ce2">
            <text:p>10,67601741</text:p>
          </table:table-cell>
          <table:table-cell office:value-type="float" office:value="10.167635632525471" table:formula="of:=[.CS4]/1.05" table:style-name="ce2">
            <text:p>10,16763563</text:p>
          </table:table-cell>
          <table:table-cell office:value-type="float" office:value="9.6834625071671141" table:formula="of:=[.CT4]/1.05" table:style-name="ce2">
            <text:p>9,683462507</text:p>
          </table:table-cell>
          <table:table-cell office:value-type="float" office:value="9.2223452449210601" table:formula="of:=[.CU4]/1.05" table:style-name="ce2">
            <text:p>9,222345245</text:p>
          </table:table-cell>
          <table:table-cell office:value-type="float" office:value="8.7831859475438669" table:formula="of:=[.CV4]/1.05" table:style-name="ce2">
            <text:p>8,783185948</text:p>
          </table:table-cell>
          <table:table-cell office:value-type="float" office:value="8.3649389976608255" table:formula="of:=[.CW4]/1.05" table:style-name="ce2">
            <text:p>8,364938998</text:p>
          </table:table-cell>
          <table:table-cell office:value-type="float" office:value="7.966608569200786" table:formula="of:=[.CX4]/1.05" table:style-name="ce2">
            <text:p>7,966608569</text:p>
          </table:table-cell>
          <table:table-cell office:value-type="float" office:value="7.5872462563817002" table:formula="of:=[.CY4]/1.05" table:style-name="ce2">
            <text:p>7,587246256</text:p>
          </table:table-cell>
          <table:table-cell office:value-type="float" office:value="7.2259488156016189" table:formula="of:=[.CZ4]/1.05" table:style-name="ce2">
            <text:p>7,225948816</text:p>
          </table:table-cell>
          <table:table-cell office:value-type="float" office:value="6.881856014858684" table:formula="of:=[.DA4]/1.05" table:style-name="ce2">
            <text:p>6,881856015</text:p>
          </table:table-cell>
          <table:table-cell office:value-type="float" office:value="6.554148585579699" table:formula="of:=[.DB4]/1.05" table:style-name="ce2">
            <text:p>6,554148586</text:p>
          </table:table-cell>
          <table:table-cell office:value-type="float" office:value="6.2420462719806658" table:formula="of:=[.DC4]/1.05" table:style-name="ce2">
            <text:p>6,242046272</text:p>
          </table:table-cell>
          <table:table-cell office:value-type="float" office:value="5.9448059733149199" table:formula="of:=[.DD4]/1.05" table:style-name="ce2">
            <text:p>5,944805973</text:p>
          </table:table-cell>
          <table:table-cell office:value-type="float" office:value="5.6617199745856377" table:formula="of:=[.DE4]/1.05" table:style-name="ce2">
            <text:p>5,661719975</text:p>
          </table:table-cell>
          <table:table-cell office:value-type="float" office:value="5.3921142615101312" table:formula="of:=[.DF4]/1.05" table:style-name="ce2">
            <text:p>5,392114262</text:p>
          </table:table-cell>
          <table:table-cell office:value-type="float" office:value="5.1353469157239342" table:formula="of:=[.DG4]/1.05" table:style-name="ce2">
            <text:p>5,135346916</text:p>
          </table:table-cell>
          <table:table-cell office:value-type="float" office:value="4.8908065864037464" table:formula="of:=[.DH4]/1.05" table:style-name="ce2">
            <text:p>4,890806586</text:p>
          </table:table-cell>
          <table:table-cell office:value-type="float" office:value="4.6579110346702342" table:formula="of:=[.DI4]/1.05" table:style-name="ce2">
            <text:p>4,657911035</text:p>
          </table:table-cell>
          <table:table-cell office:value-type="float" office:value="4.4361057473049845" table:formula="of:=[.DJ4]/1.05" table:style-name="ce2">
            <text:p>4,436105747</text:p>
          </table:table-cell>
          <table:table-cell office:value-type="float" office:value="4.2248626164809373" table:formula="of:=[.DK4]/1.05" table:style-name="ce2">
            <text:p>4,224862616</text:p>
          </table:table-cell>
          <table:table-cell office:value-type="float" office:value="4.0236786823627977" table:formula="of:=[.DL4]/1.05" table:style-name="ce2">
            <text:p>4,023678682</text:p>
          </table:table-cell>
          <table:table-cell office:value-type="float" office:value="3.8320749355836168" table:formula="of:=[.DM4]/1.05" table:style-name="ce2">
            <text:p>3,832074936</text:p>
          </table:table-cell>
          <table:table-cell office:value-type="float" office:value="3.6495951767463017" table:formula="of:=[.DN4]/1.05" table:style-name="ce2">
            <text:p>3,649595177</text:p>
          </table:table-cell>
          <table:table-cell office:value-type="float" office:value="3.475804930234573" table:formula="of:=[.DO4]/1.05" table:style-name="ce2">
            <text:p>3,47580493</text:p>
          </table:table-cell>
          <table:table-cell office:value-type="float" office:value="3.3102904097472123" table:formula="of:=[.DP4]/1.05" table:style-name="ce2">
            <text:p>3,31029041</text:p>
          </table:table-cell>
          <table:table-cell office:value-type="float" office:value="3.152657533092583" table:formula="of:=[.DQ4]/1.05" table:style-name="ce2">
            <text:p>3,152657533</text:p>
          </table:table-cell>
          <table:table-cell office:value-type="float" office:value="3.0025309838976981" table:formula="of:=[.DR4]/1.05" table:style-name="ce2">
            <text:p>3,002530984</text:p>
          </table:table-cell>
          <table:table-cell office:value-type="float" office:value="2.8595533179978077" table:formula="of:=[.DS4]/1.05" table:style-name="ce2">
            <text:p>2,859553318</text:p>
          </table:table-cell>
          <table:table-cell office:value-type="float" office:value="2.7233841123788642" table:formula="of:=[.DT4]/1.05" table:style-name="ce2">
            <text:p>2,723384112</text:p>
          </table:table-cell>
          <table:table-cell office:value-type="float" office:value="2.5936991546465373" table:formula="of:=[.DU4]/1.05" table:style-name="ce2">
            <text:p>2,593699155</text:p>
          </table:table-cell>
          <table:table-cell office:value-type="float" office:value="2.4701896710919402" table:formula="of:=[.DV4]/1.05" table:style-name="ce2">
            <text:p>2,470189671</text:p>
          </table:table-cell>
          <table:table-cell office:value-type="float" office:value="2.3525615915161335" table:formula="of:=[.DW4]/1.05" table:style-name="ce2">
            <text:p>2,352561592</text:p>
          </table:table-cell>
          <table:table-cell office:value-type="float" office:value="2.2405348490629842" table:formula="of:=[.DX4]/1.05" table:style-name="ce2">
            <text:p>2,240534849</text:p>
          </table:table-cell>
          <table:table-cell office:value-type="float" office:value="2.1338427133933182" table:formula="of:=[.DY4]/1.05" table:style-name="ce2">
            <text:p>2,133842713</text:p>
          </table:table-cell>
          <table:table-cell office:value-type="float" office:value="2.032231155612684" table:formula="of:=[.DZ4]/1.05" table:style-name="ce2">
            <text:p>2,032231156</text:p>
          </table:table-cell>
          <table:table-cell office:value-type="float" office:value="1.9354582434406513" table:formula="of:=[.EA4]/1.05" table:style-name="ce2">
            <text:p>1,935458243</text:p>
          </table:table-cell>
          <table:table-cell office:value-type="float" office:value="1.8432935651815725" table:formula="of:=[.EB4]/1.05" table:style-name="ce2">
            <text:p>1,843293565</text:p>
          </table:table-cell>
          <table:table-cell office:value-type="float" office:value="1.755517681125307" table:formula="of:=[.EC4]/1.05" table:style-name="ce2">
            <text:p>1,755517681</text:p>
          </table:table-cell>
          <table:table-cell office:value-type="float" office:value="1.6719216010717208" table:formula="of:=[.ED4]/1.05" table:style-name="ce2">
            <text:p>1,671921601</text:p>
          </table:table-cell>
          <table:table-cell office:value-type="float" office:value="1.5923062867349722" table:formula="of:=[.EE4]/1.05" table:style-name="ce2">
            <text:p>1,592306287</text:p>
          </table:table-cell>
          <table:table-cell office:value-type="float" office:value="1.5164821778428306" table:formula="of:=[.EF4]/1.05" table:style-name="ce2">
            <text:p>1,516482178</text:p>
          </table:table-cell>
          <table:table-cell office:value-type="float" office:value="1.4442687408026957" table:formula="of:=[.EG4]/1.05" table:style-name="ce2">
            <text:p>1,444268741</text:p>
          </table:table-cell>
          <table:table-cell office:value-type="float" office:value="1.3754940388597101" table:formula="of:=[.EH4]/1.05" table:style-name="ce2">
            <text:p>1,375494039</text:p>
          </table:table-cell>
          <table:table-cell office:value-type="float" office:value="1.3099943227235333" table:formula="of:=[.EI4]/1.05" table:style-name="ce2">
            <text:p>1,309994323</text:p>
          </table:table-cell>
          <table:table-cell office:value-type="float" office:value="1.2476136406890792" table:formula="of:=[.EJ4]/1.05" table:style-name="ce2">
            <text:p>1,247613641</text:p>
          </table:table-cell>
          <table:table-cell office:value-type="float" office:value="1.1882034673229325" table:formula="of:=[.EK4]/1.05" table:style-name="ce2">
            <text:p>1,188203467</text:p>
          </table:table-cell>
          <table:table-cell office:value-type="float" office:value="1.1316223498313642" table:formula="of:=[.EL4]/1.05" table:style-name="ce2">
            <text:p>1,13162235</text:p>
          </table:table-cell>
          <table:table-cell office:value-type="float" office:value="1.0777355712679659" table:formula="of:=[.EM4]/1.05" table:style-name="ce2">
            <text:p>1,077735571</text:p>
          </table:table-cell>
          <table:table-cell office:value-type="float" office:value="1.0264148297790152" table:formula="of:=[.EN4]/1.05" table:style-name="ce2">
            <text:p>1,02641483</text:p>
          </table:table-cell>
          <table:table-cell office:value-type="float" office:value="0.97753793312287163" table:formula="of:=[.EO4]/1.05" table:style-name="ce2">
            <text:p>0,977537933</text:p>
          </table:table-cell>
          <table:table-cell office:value-type="float" office:value="0.93098850773606823" table:formula="of:=[.EP4]/1.05" table:style-name="ce2">
            <text:p>0,930988508</text:p>
          </table:table-cell>
          <table:table-cell office:value-type="float" office:value="0.88665572165339823" table:formula="of:=[.EQ4]/1.05" table:style-name="ce2">
            <text:p>0,886655722</text:p>
          </table:table-cell>
          <table:table-cell office:value-type="float" office:value="0.84443402062228401" table:formula="of:=[.ER4]/1.05" table:style-name="ce2">
            <text:p>0,844434021</text:p>
          </table:table-cell>
          <table:table-cell office:value-type="float" office:value="0.80422287678312765" table:formula="of:=[.ES4]/1.05" table:style-name="ce2">
            <text:p>0,804222877</text:p>
          </table:table-cell>
          <table:table-cell office:value-type="float" office:value="0.76592654931726445" table:formula="of:=[.ET4]/1.05" table:style-name="ce2">
            <text:p>0,765926549</text:p>
          </table:table-cell>
          <table:table-cell office:value-type="float" office:value="0.72945385649263272" table:formula="of:=[.EU4]/1.05" table:style-name="ce2">
            <text:p>0,729453856</text:p>
          </table:table-cell>
          <table:table-cell office:value-type="float" office:value="0.6947179585644121" table:formula="of:=[.EV4]/1.05" table:style-name="ce2">
            <text:p>0,694717959</text:p>
          </table:table-cell>
          <table:table-cell office:value-type="float" office:value="0.66163615101372575" table:formula="of:=[.EW4]/1.05" table:style-name="ce2">
            <text:p>0,661636151</text:p>
          </table:table-cell>
          <table:table-cell office:value-type="float" office:value="0.63012966763211975" table:formula="of:=[.EX4]/1.05" table:style-name="ce2">
            <text:p>0,630129668</text:p>
          </table:table-cell>
          <table:table-cell office:value-type="float" office:value="0.60012349298297119" table:formula="of:=[.EY4]/1.05" table:style-name="ce2">
            <text:p>0,600123493</text:p>
          </table:table-cell>
          <table:table-cell office:value-type="float" office:value="0.57154618379330591" table:formula="of:=[.EZ4]/1.05" table:style-name="ce2">
            <text:p>0,571546184</text:p>
          </table:table-cell>
          <table:table-cell office:value-type="float" office:value="0.54432969885076754" table:formula="of:=[.FA4]/1.05" table:style-name="ce2">
            <text:p>0,544329699</text:p>
          </table:table-cell>
          <table:table-cell office:value-type="float" office:value="0.51840923700073094" table:formula="of:=[.FB4]/1.05" table:style-name="ce2">
            <text:p>0,518409237</text:p>
          </table:table-cell>
          <table:table-cell office:value-type="float" office:value="0.49372308285783895" table:formula="of:=[.FC4]/1.05" table:style-name="ce2">
            <text:p>0,493723083</text:p>
          </table:table-cell>
          <table:table-cell office:value-type="float" office:value="0.47021245986460852" table:formula="of:=[.FD4]/1.05" table:style-name="ce2">
            <text:p>0,47021246</text:p>
          </table:table-cell>
          <table:table-cell office:value-type="float" office:value="0.44782139034724622" table:formula="of:=[.FE4]/1.05" table:style-name="ce2">
            <text:p>0,44782139</text:p>
          </table:table-cell>
          <table:table-cell office:value-type="float" office:value="0.42649656223547255" table:formula="of:=[.FF4]/1.05" table:style-name="ce2">
            <text:p>0,426496562</text:p>
          </table:table-cell>
          <table:table-cell office:value-type="float" office:value="0.40618720212902149" table:formula="of:=[.FG4]/1.05" table:style-name="ce2">
            <text:p>0,406187202</text:p>
          </table:table-cell>
          <table:table-cell office:value-type="float" office:value="0.3868449544085919" table:formula="of:=[.FH4]/1.05" table:style-name="ce2">
            <text:p>0,386844954</text:p>
          </table:table-cell>
          <table:table-cell office:value-type="float" office:value="0.36842376610342087" table:formula="of:=[.FI4]/1.05" table:style-name="ce2">
            <text:p>0,368423766</text:p>
          </table:table-cell>
          <table:table-cell office:value-type="float" office:value="0.35087977724135322" table:formula="of:=[.FJ4]/1.05" table:style-name="ce2">
            <text:p>0,350879777</text:p>
          </table:table-cell>
          <table:table-cell office:value-type="float" office:value="0.33417121642033637" table:formula="of:=[.FK4]/1.05" table:style-name="ce2">
            <text:p>0,334171216</text:p>
          </table:table-cell>
          <table:table-cell office:value-type="float" office:value="0.31825830135270128" table:formula="of:=[.FL4]/1.05" table:style-name="ce2">
            <text:p>0,318258301</text:p>
          </table:table-cell>
          <table:table-cell office:value-type="float" office:value="0.30310314414542977" table:formula="of:=[.FM4]/1.05" table:style-name="ce2">
            <text:p>0,303103144</text:p>
          </table:table-cell>
          <table:table-cell office:value-type="float" office:value="0.28866966109088549" table:formula="of:=[.FN4]/1.05" table:style-name="ce2">
            <text:p>0,288669661</text:p>
          </table:table-cell>
          <table:table-cell office:value-type="float" office:value="0.27492348675322426" table:formula="of:=[.FO4]/1.05" table:style-name="ce2">
            <text:p>0,274923487</text:p>
          </table:table-cell>
          <table:table-cell office:value-type="float" office:value="0.26183189214592784" table:formula="of:=[.FP4]/1.05" table:style-name="ce2">
            <text:p>0,261831892</text:p>
          </table:table-cell>
          <table:table-cell office:value-type="float" office:value="0.24936370680564554" table:formula="of:=[.FQ4]/1.05" table:style-name="ce2">
            <text:p>0,249363707</text:p>
          </table:table-cell>
          <table:table-cell office:value-type="float" office:value="0.23748924457680526" table:formula="of:=[.FR4]/1.05" table:style-name="ce2">
            <text:p>0,237489245</text:p>
          </table:table-cell>
          <table:table-cell office:value-type="float" office:value="0.22618023293029071" table:formula="of:=[.FS4]/1.05" table:style-name="ce2">
            <text:p>0,226180233</text:p>
          </table:table-cell>
          <table:table-cell office:value-type="float" office:value="0.21540974564789592" table:formula="of:=[.FT4]/1.05" table:style-name="ce2">
            <text:p>0,215409746</text:p>
          </table:table-cell>
          <table:table-cell office:value-type="float" office:value="0.20515213871228183" table:formula="of:=[.FU4]/1.05" table:style-name="ce2">
            <text:p>0,205152139</text:p>
          </table:table-cell>
          <table:table-cell office:value-type="float" office:value="0.19538298924979222" table:formula="of:=[.FV4]/1.05" table:style-name="ce2">
            <text:p>0,195382989</text:p>
          </table:table-cell>
          <table:table-cell office:value-type="float" office:value="0.18607903738075449" table:formula="of:=[.FW4]/1.05" table:style-name="ce2">
            <text:p>0,186079037</text:p>
          </table:table-cell>
          <table:table-cell office:value-type="float" office:value="0.1772181308388138" table:formula="of:=[.FX4]/1.05" table:style-name="ce2">
            <text:p>0,177218131</text:p>
          </table:table-cell>
          <table:table-cell office:value-type="float" office:value="0.16877917222744171" table:formula="of:=[.FY4]/1.05" table:style-name="ce2">
            <text:p>0,168779172</text:p>
          </table:table-cell>
          <table:table-cell office:value-type="float" office:value="0.1607420687880397" table:formula="of:=[.FZ4]/1.05" table:style-name="ce2">
            <text:p>0,160742069</text:p>
          </table:table-cell>
          <table:table-cell office:value-type="float" office:value="0.1530876845600378" table:formula="of:=[.GA4]/1.05" table:style-name="ce2">
            <text:p>0,153087685</text:p>
          </table:table-cell>
          <table:table-cell office:value-type="float" office:value="0.14579779481908361" table:formula="of:=[.GB4]/1.05" table:style-name="ce2">
            <text:p>0,145797795</text:p>
          </table:table-cell>
          <table:table-cell office:value-type="float" office:value="0.13885504268484153" table:formula="of:=[.GC4]/1.05" table:style-name="ce2">
            <text:p>0,138855043</text:p>
          </table:table-cell>
          <table:table-cell office:value-type="float" office:value="0.13224289779508716" table:formula="of:=[.GD4]/1.05" table:style-name="ce2">
            <text:p>0,132242898</text:p>
          </table:table-cell>
          <table:table-cell office:value-type="float" office:value="0.12594561694770207" table:formula="of:=[.GE4]/1.05" table:style-name="ce2">
            <text:p>0,125945617</text:p>
          </table:table-cell>
          <table:table-cell office:value-type="float" office:value="0.11994820661685911" table:formula="of:=[.GF4]/1.05" table:style-name="ce2">
            <text:p>0,119948207</text:p>
          </table:table-cell>
          <table:table-cell office:value-type="float" office:value="0.11423638725415153" table:formula="of:=[.GG4]/1.05" table:style-name="ce2">
            <text:p>0,114236387</text:p>
          </table:table-cell>
          <table:table-cell office:value-type="float" office:value="0.10879655928966812" table:formula="of:=[.GH4]/1.05" table:style-name="ce2">
            <text:p>0,108796559</text:p>
          </table:table-cell>
          <table:table-cell office:value-type="float" office:value="0.10361577075206488" table:formula="of:=[.GI4]/1.05" table:style-name="ce2">
            <text:p>0,103615771</text:p>
          </table:table-cell>
          <table:table-cell office:value-type="float" office:value="9.8681686430537971E-2" table:formula="of:=[.GJ4]/1.05" table:style-name="ce2">
            <text:p>0,098681686</text:p>
          </table:table-cell>
          <table:table-cell office:value-type="float" office:value="9.3982558505274261E-2" table:formula="of:=[.GK4]/1.05" table:style-name="ce2">
            <text:p>0,093982559</text:p>
          </table:table-cell>
          <table:table-cell office:value-type="float" office:value="8.9507198576451674E-2" table:formula="of:=[.GL4]/1.05" table:style-name="ce2">
            <text:p>0,089507199</text:p>
          </table:table-cell>
          <table:table-cell office:value-type="float" office:value="8.524495102519207E-2" table:formula="of:=[.GM4]/1.05" table:style-name="ce2">
            <text:p>0,085244951</text:p>
          </table:table-cell>
          <table:table-cell office:value-type="float" office:value="8.1185667643040069E-2" table:formula="of:=[.GN4]/1.05" table:style-name="ce2">
            <text:p>0,081185668</text:p>
          </table:table-cell>
          <table:table-cell office:value-type="float" office:value="7.7319683469561973E-2" table:formula="of:=[.GO4]/1.05" table:style-name="ce2">
            <text:p>0,077319683</text:p>
          </table:table-cell>
          <table:table-cell office:value-type="float" office:value="7.3637793780535213E-2" table:formula="of:=[.GP4]/1.05" table:style-name="ce2">
            <text:p>0,073637794</text:p>
          </table:table-cell>
          <table:table-cell office:value-type="float" office:value="7.0131232171938299E-2" table:formula="of:=[.GQ4]/1.05" table:style-name="ce2">
            <text:p>0,070131232</text:p>
          </table:table-cell>
          <table:table-cell office:value-type="float" office:value="6.6791649687560281E-2" table:formula="of:=[.GR4]/1.05" table:style-name="ce2">
            <text:p>0,06679165</text:p>
          </table:table-cell>
          <table:table-cell table:number-columns-repeated="300" table:style-name="ce2"/>
          <table:table-cell table:number-columns-repeated="15883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5118in" fo:margin-bottom="0.5118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2382in" fo:margin-left="0.7in" fo:margin-right="0.7in" fo:margin-bottom="0in"/>
      </style:header-style>
      <style:footer-style>
        <style:header-footer-properties fo:min-height="0.2382in" fo:margin-left="0.7in" fo:margin-right="0.7in" fo:margin-top="0in"/>
      </style:footer-style>
    </style:page-layout>
    <style:page-layout style:name="pm2">
      <style:page-layout-properties fo:margin-top="0.7874in" fo:margin-bottom="0.7874in" fo:margin-left="0.7874in" fo:margin-right="0.7874in" style:print-orientation="portrait" style:print-page-order="ttb" style:first-page-number="continue" style:scale-to="100%" style:table-centering="none" style:print="objects charts drawings"/>
      <style:header-style>
        <style:header-footer-properties fo:min-height="0.2654in" fo:margin-left="0.7874in" fo:margin-right="0.7874in" fo:margin-bottom="0in"/>
      </style:header-style>
      <style:footer-style>
        <style:header-footer-properties fo:min-height="0.2654in" fo:margin-left="0.7874in" fo:margin-right="0.7874in" fo:margin-top="0in"/>
      </style:footer-style>
    </style:page-layout>
    <style:style style:name="T1" style:family="text"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T2" style:family="text">
      <style:text-properties fo:color="#000000" style:font-name="Liberation Sans" style:font-name-asian="Liberation Sans" style:font-name-complex="Liberation Sans" fo:font-size="12pt" style:font-size-asian="12pt" style:font-size-complex="12pt"/>
    </style:style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>
        <text:p><text:span text:style-name="T1"><text:sheet-name>???</text:sheet-name></text:span></text:p>
      </style:header>
      <style:header-left style:display="false"/>
      <style:header-first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608</meta:generator>
    <dc:title/>
    <dc:description/>
    <dc:subject/>
    <meta:initial-creator>Hugo Dourado</meta:initial-creator>
    <dc:creator>Charles Rocabert</dc:creator>
    <meta:creation-date>2015-06-05T18:19:34Z</meta:creation-date>
    <dc:date>2025-07-10T15:32:58Z</dc:date>
    <meta:editing-cycles>1043</meta:editing-cycles>
    <meta:editing-duration>PT55856S</meta:editing-duration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